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6.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6.00pt" fo:font-weight="normal" fo:font-family="Calibri" style:font-family-asian="Calibri" style:font-family-complex="Calibri" fo:background-color="transparent" style:use-window-font-color="true"/>
    </style:style>
    <style:style style:name="T12" style:family="text">
      <style:text-properties fo:font-size="16.00pt" fo:font-weight="normal" fo:font-family="Calibri" style:font-family-asian="Calibri" style:font-family-complex="Calibri" fo:background-color="transparent" style:use-window-font-color="true"/>
    </style:style>
    <style:style style:name="T13" style:family="text">
      <style:text-properties fo:font-size="16.00pt" fo:font-weight="normal" fo:font-family="Calibri" style:font-family-asian="Calibri" style:font-family-complex="Calibri" fo:background-color="transparent" style:use-window-font-color="true"/>
    </style:style>
    <style:style style:name="T14" style:family="text">
      <style:text-properties fo:font-size="16.00pt" fo:font-weight="normal" fo:font-family="Calibri" style:font-family-asian="Calibri" style:font-family-complex="Calibri" fo:background-color="transparent" style:use-window-font-color="true"/>
    </style:style>
    <style:style style:name="T15" style:family="text">
      <style:text-properties fo:font-size="18.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normal" fo:font-family="Calibri" style:font-family-asian="Calibri" style:font-family-complex="Calibri"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style:style>
    <style:style style:name="T21" style:family="text">
      <style:text-properties fo:font-size="16.00pt" fo:font-weight="normal" fo:font-family="Calibri" style:font-family-asian="Calibri" style:font-family-complex="Calibri" fo:background-color="transparent" style:use-window-font-color="true"/>
    </style:style>
    <style:style style:name="T22" style:family="text">
      <style:text-properties fo:font-size="16.00pt" fo:font-weight="normal" fo:font-family="Calibri" style:font-family-asian="Calibri" style:font-family-complex="Calibri" fo:background-color="transparent" style:use-window-font-color="true"/>
    </style:style>
    <style:style style:name="T23" style:family="text">
      <style:text-properties fo:font-size="16.00pt" fo:font-weight="normal" fo:font-family="Calibri" style:font-family-asian="Calibri" style:font-family-complex="Calibri" fo:background-color="transparent" style:use-window-font-color="true"/>
    </style:style>
    <style:style style:name="T24" style:family="text">
      <style:text-properties fo:font-size="16.00pt" fo:font-weight="normal" fo:font-family="Calibri" style:font-family-asian="Calibri" style:font-family-complex="Calibri" fo:background-color="transparent" style:use-window-font-color="true"/>
    </style:style>
    <style:style style:name="T25" style:family="text">
      <style:text-properties fo:font-size="16.00pt" fo:font-weight="normal" fo:font-family="Calibri" style:font-family-asian="Calibri" style:font-family-complex="Calibri" fo:background-color="transparent" style:use-window-font-color="true"/>
    </style:style>
    <style:style style:name="T26" style:family="text">
      <style:text-properties fo:font-size="16.00pt" fo:font-weight="normal" fo:font-family="Calibri" style:font-family-asian="Calibri" style:font-family-complex="Calibri" fo:background-color="transparent" style:use-window-font-color="true"/>
    </style:style>
    <style:style style:name="T27" style:family="text">
      <style:text-properties fo:font-size="16.00pt" fo:font-weight="normal" fo:font-family="Calibri" style:font-family-asian="Calibri" style:font-family-complex="Calibri" fo:background-color="transparent" style:use-window-font-color="true"/>
    </style:style>
    <style:style style:name="T28" style:family="text">
      <style:text-properties fo:font-size="16.00pt" fo:font-weight="normal" fo:font-family="Calibri" style:font-family-asian="Calibri" style:font-family-complex="Calibri" fo:background-color="transparent" style:use-window-font-color="true"/>
    </style:style>
    <style:style style:name="T29" style:family="text">
      <style:text-properties fo:font-size="16.00pt" fo:font-weight="normal" fo:font-family="Calibri" style:font-family-asian="Calibri" style:font-family-complex="Calibri" fo:background-color="transparent" style:use-window-font-color="true"/>
    </style:style>
    <style:style style:name="T30" style:family="text">
      <style:text-properties fo:font-size="16.00pt" fo:font-weight="normal" fo:font-family="Calibri" style:font-family-asian="Calibri" style:font-family-complex="Calibri" fo:background-color="transparent" style:use-window-font-color="true"/>
    </style:style>
    <style:style style:name="T31" style:family="text">
      <style:text-properties fo:font-size="16.00pt" fo:font-weight="normal" fo:font-family="Calibri" style:font-family-asian="Calibri" style:font-family-complex="Calibri" fo:background-color="transparent" style:use-window-font-color="true"/>
    </style:style>
    <style:style style:name="T32" style:family="text">
      <style:text-properties fo:font-size="16.00pt" fo:font-weight="normal" fo:font-family="Calibri" style:font-family-asian="Calibri" style:font-family-complex="Calibri" fo:background-color="transparent" style:use-window-font-color="true"/>
    </style:style>
    <style:style style:name="T33" style:family="text">
      <style:text-properties fo:font-size="16.00pt" fo:font-weight="normal" fo:font-family="Calibri" style:font-family-asian="Calibri" style:font-family-complex="Calibri" fo:background-color="transparent" style:use-window-font-color="true"/>
    </style:style>
    <style:style style:name="T34" style:family="text">
      <style:text-properties fo:font-size="16.00pt" fo:font-weight="normal" fo:font-family="Calibri" style:font-family-asian="Calibri" style:font-family-complex="Calibri" fo:background-color="transparent" style:use-window-font-color="true"/>
    </style:style>
    <style:style style:name="T35" style:family="text">
      <style:text-properties fo:font-size="16.00pt" fo:font-weight="normal" fo:font-family="Calibri" style:font-family-asian="Calibri" style:font-family-complex="Calibri" fo:background-color="transparent" style:use-window-font-color="true"/>
    </style:style>
    <style:style style:name="T36" style:family="text">
      <style:text-properties fo:font-size="16.00pt" fo:font-weight="normal" fo:font-family="Calibri" style:font-family-asian="Calibri" style:font-family-complex="Calibri" fo:background-color="transparent" style:use-window-font-color="true"/>
    </style:style>
    <style:style style:name="T37" style:family="text">
      <style:text-properties fo:font-size="16.00pt" fo:font-weight="normal" fo:font-family="Calibri" style:font-family-asian="Calibri" style:font-family-complex="Calibri" fo:background-color="transparent" style:use-window-font-color="true"/>
    </style:style>
    <style:style style:name="T38" style:family="text">
      <style:text-properties fo:font-size="16.00pt" fo:font-weight="normal" fo:font-family="Calibri" style:font-family-asian="Calibri" style:font-family-complex="Calibri" fo:background-color="transparent" style:use-window-font-color="true"/>
    </style:style>
    <style:style style:name="T39" style:family="text">
      <style:text-properties fo:font-size="16.00pt" fo:font-weight="normal" fo:font-family="Calibri" style:font-family-asian="Calibri" style:font-family-complex="Calibri" fo:background-color="transparent" style:use-window-font-color="true"/>
    </style:style>
    <style:style style:name="T40" style:family="text">
      <style:text-properties fo:font-size="16.00pt" fo:font-weight="normal" fo:font-family="Calibri" style:font-family-asian="Calibri" style:font-family-complex="Calibri" fo:background-color="transparent" style:use-window-font-color="true"/>
    </style:style>
    <style:style style:name="T41" style:family="text">
      <style:text-properties fo:font-size="16.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6.00pt" fo:font-weight="normal" fo:font-family="'Times New Roman'" style:font-family-asian="'Times New Roman'" style:font-family-complex="'Times New Roman'" fo:background-color="transparent" style:use-window-font-color="true"/>
    </style:style>
    <style:style style:name="T44" style:family="text">
      <style:text-properties fo:font-size="16.00pt" fo:font-weight="normal" fo:font-family="'Times New Roman'" style:font-family-asian="'Times New Roman'" style:font-family-complex="'Times New Roman'" fo:background-color="transparent" style:use-window-font-color="true"/>
    </style:style>
    <style:style style:name="T45" style:family="text">
      <style:text-properties fo:font-size="16.00pt" fo:font-weight="normal" fo:font-family="'Times New Roman'" style:font-family-asian="'Times New Roman'" style:font-family-complex="'Times New Roman'" fo:background-color="transparent" style:use-window-font-color="true"/>
    </style:style>
    <style:style style:name="T46" style:family="text">
      <style:text-properties fo:font-size="16.00pt" fo:font-weight="normal" fo:font-family="'Times New Roman'" style:font-family-asian="'Times New Roman'" style:font-family-complex="'Times New Roman'" fo:background-color="transparent" style:use-window-font-color="true"/>
    </style:style>
    <style:style style:name="T47" style:family="text">
      <style:text-properties fo:font-size="16.00pt" fo:font-weight="normal" fo:font-family="'Times New Roman'" style:font-family-asian="'Times New Roman'" style:font-family-complex="'Times New Roman'" fo:background-color="transparent" style:use-window-font-color="true"/>
    </style:style>
    <style:style style:name="T48" style:family="text">
      <style:text-properties fo:font-size="16.00pt" fo:font-weight="normal" fo:font-family="'Times New Roman'" style:font-family-asian="'Times New Roman'" style:font-family-complex="'Times New Roman'" fo:background-color="transparent" style:use-window-font-color="true"/>
    </style:style>
    <style:style style:name="T49" style:family="text">
      <style:text-properties fo:font-size="16.00pt" fo:font-weight="normal" fo:font-family="'Times New Roman'" style:font-family-asian="'Times New Roman'" style:font-family-complex="'Times New Roman'" fo:background-color="transparent" style:use-window-font-color="true"/>
    </style:style>
    <style:style style:name="T50" style:family="text">
      <style:text-properties fo:font-size="16.00pt" fo:font-weight="normal" fo:font-family="'Times New Roman'" style:font-family-asian="'Times New Roman'" style:font-family-complex="'Times New Roman'" fo:background-color="transparent" style:use-window-font-color="true"/>
    </style:style>
    <style:style style:name="T51" style:family="text">
      <style:text-properties fo:font-size="16.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6.00pt" fo:font-weight="normal" fo:font-family="'Times New Roman'" style:font-family-asian="'Times New Roman'" style:font-family-complex="'Times New Roman'" fo:background-color="transparent" style:use-window-font-color="true"/>
    </style:style>
    <style:style style:name="T54" style:family="text">
      <style:text-properties fo:font-size="16.00pt" fo:font-weight="normal" fo:font-family="'Times New Roman'" style:font-family-asian="'Times New Roman'" style:font-family-complex="'Times New Roman'" fo:background-color="transparent" style:use-window-font-color="true"/>
    </style:style>
    <style:style style:name="T55" style:family="text">
      <style:text-properties fo:font-size="16.00pt" fo:font-weight="normal" fo:font-family="'Times New Roman'" style:font-family-asian="'Times New Roman'" style:font-family-complex="'Times New Roman'" fo:background-color="transparent" style:use-window-font-color="true"/>
    </style:style>
    <style:style style:name="T56" style:family="text">
      <style:text-properties fo:font-size="16.00pt" fo:font-weight="normal" fo:font-family="'Times New Roman'" style:font-family-asian="'Times New Roman'" style:font-family-complex="'Times New Roman'" fo:background-color="transparent" style:use-window-font-color="true"/>
    </style:style>
    <style:style style:name="T57" style:family="text">
      <style:text-properties fo:font-size="16.00pt" fo:font-weight="bold" fo:font-family="'Times New Roman'" style:font-family-asian="'Times New Roman'" style:font-family-complex="'Times New Roman'" fo:background-color="transparent" style:use-window-font-color="true"/>
    </style:style>
    <style:style style:name="T58" style:family="text">
      <style:text-properties fo:font-size="20.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6.00pt" fo:font-weight="bold" fo:font-family="'Times New Roman'" style:font-family-asian="'Times New Roman'" style:font-family-complex="'Times New Roman'" fo:background-color="transparent" style:use-window-font-color="true"/>
    </style:style>
    <style:style style:name="T61" style:family="text">
      <style:text-properties fo:font-size="16.00pt" fo:font-weight="normal" fo:font-family="'Times New Roman'" style:font-family-asian="'Times New Roman'" style:font-family-complex="'Times New Roman'" fo:background-color="transparent" style:use-window-font-color="true"/>
    </style:style>
    <style:style style:name="T62" style:family="text">
      <style:text-properties fo:font-size="16.00pt" fo:font-weight="normal" fo:font-family="'Times New Roman'" style:font-family-asian="'Times New Roman'" style:font-family-complex="'Times New Roman'" fo:background-color="transparent" style:use-window-font-color="true"/>
    </style:style>
    <style:style style:name="T63" style:family="text">
      <style:text-properties fo:font-size="16.00pt" fo:font-weight="bold" fo:font-family="'Times New Roman'" style:font-family-asian="'Times New Roman'" style:font-family-complex="'Times New Roman'" fo:background-color="transparent" style:use-window-font-color="true"/>
    </style:style>
    <style:style style:name="T64" style:family="text">
      <style:text-properties fo:font-size="16.00pt" fo:font-weight="normal" fo:font-family="'Times New Roman'" style:font-family-asian="'Times New Roman'" style:font-family-complex="'Times New Roman'" fo:background-color="transparent" style:use-window-font-color="true"/>
    </style:style>
    <style:style style:name="T65" style:family="text">
      <style:text-properties fo:font-size="16.00pt" fo:font-weight="normal" fo:font-family="'Times New Roman'" style:font-family-asian="'Times New Roman'" style:font-family-complex="'Times New Roman'" fo:background-color="transparent" style:use-window-font-color="true"/>
    </style:style>
    <style:style style:name="T66" style:family="text">
      <style:text-properties fo:font-size="16.00pt" fo:font-weight="bold" fo:font-family="'Times New Roman'" style:font-family-asian="'Times New Roman'" style:font-family-complex="'Times New Roman'" fo:background-color="transparent" style:use-window-font-color="true"/>
    </style:style>
    <style:style style:name="T67" style:family="text">
      <style:text-properties fo:font-size="16.00pt" fo:font-weight="normal" fo:font-family="'Times New Roman'" style:font-family-asian="'Times New Roman'" style:font-family-complex="'Times New Roman'" fo:background-color="transparent" style:use-window-font-color="true"/>
    </style:style>
    <style:style style:name="T68" style:family="text">
      <style:text-properties fo:font-size="16.00pt" fo:font-weight="bold" fo:font-family="'Times New Roman'" style:font-family-asian="'Times New Roman'" style:font-family-complex="'Times New Roman'" fo:background-color="transparent" style:use-window-font-color="true"/>
    </style:style>
    <style:style style:name="T69" style:family="text">
      <style:text-properties fo:font-size="16.00pt" fo:font-weight="normal" fo:font-family="'Times New Roman'" style:font-family-asian="'Times New Roman'" style:font-family-complex="'Times New Roman'" fo:background-color="transparent" style:use-window-font-color="true"/>
    </style:style>
    <style:style style:name="T70" style:family="text">
      <style:text-properties fo:font-size="16.00pt" fo:font-weight="bold" fo:font-family="'Times New Roman'" style:font-family-asian="'Times New Roman'" style:font-family-complex="'Times New Roman'" fo:background-color="transparent" style:use-window-font-color="true"/>
    </style:style>
    <style:style style:name="T71" style:family="text">
      <style:text-properties fo:font-size="16.00pt" fo:font-weight="bold" fo:font-family="'Times New Roman'" style:font-family-asian="'Times New Roman'" style:font-family-complex="'Times New Roman'" fo:background-color="transparent" style:use-window-font-color="true"/>
    </style:style>
    <style:style style:name="T72" style:family="text">
      <style:text-properties fo:font-size="16.00pt" fo:font-weight="bold" fo:font-family="'Times New Roman'" style:font-family-asian="'Times New Roman'" style:font-family-complex="'Times New Roman'" fo:background-color="transparent" style:use-window-font-color="true"/>
    </style:style>
    <style:style style:name="T73" style:family="text">
      <style:text-properties fo:font-size="16.00pt" fo:font-weight="normal" fo:font-family="'Times New Roman'" style:font-family-asian="'Times New Roman'" style:font-family-complex="'Times New Roman'" fo:background-color="transparent" style:use-window-font-color="true"/>
    </style:style>
    <style:style style:name="T74" style:family="text">
      <style:text-properties fo:font-size="16.00pt" fo:font-weight="bold" fo:font-family="'Times New Roman'" style:font-family-asian="'Times New Roman'" style:font-family-complex="'Times New Roman'" fo:background-color="transparent" style:use-window-font-color="true"/>
    </style:style>
    <style:style style:name="T75" style:family="text">
      <style:text-properties fo:font-size="16.00pt" fo:font-weight="bold" fo:font-family="'Times New Roman'" style:font-family-asian="'Times New Roman'" style:font-family-complex="'Times New Roman'" fo:background-color="transparent" style:use-window-font-color="true"/>
    </style:style>
    <style:style style:name="T76" style:family="text">
      <style:text-properties fo:font-size="16.00pt" fo:font-weight="bold" fo:font-family="'Times New Roman'" style:font-family-asian="'Times New Roman'" style:font-family-complex="'Times New Roman'" fo:background-color="transparent" style:use-window-font-color="true"/>
    </style:style>
    <style:style style:name="T77" style:family="text">
      <style:text-properties fo:font-size="16.00pt" fo:font-weight="normal" fo:font-family="'Times New Roman'" style:font-family-asian="'Times New Roman'" style:font-family-complex="'Times New Roman'" fo:background-color="transparent" style:use-window-font-color="true"/>
    </style:style>
    <style:style style:name="T78" style:family="text">
      <style:text-properties fo:font-size="16.00pt" fo:font-weight="bold" fo:font-family="'Times New Roman'" style:font-family-asian="'Times New Roman'" style:font-family-complex="'Times New Roman'" fo:background-color="transparent" style:use-window-font-color="true"/>
    </style:style>
    <style:style style:name="T79" style:family="text">
      <style:text-properties fo:font-size="16.00pt" fo:font-weight="bold" fo:font-family="'Times New Roman'" style:font-family-asian="'Times New Roman'" style:font-family-complex="'Times New Roman'" fo:background-color="transparent" style:use-window-font-color="true"/>
    </style:style>
    <style:style style:name="T80" style:family="text">
      <style:text-properties fo:font-size="16.00pt" fo:font-weight="bold" fo:font-family="'Times New Roman'" style:font-family-asian="'Times New Roman'" style:font-family-complex="'Times New Roman'" fo:background-color="transparent" style:use-window-font-color="true"/>
    </style:style>
    <style:style style:name="T81" style:family="text">
      <style:text-properties fo:font-size="16.00pt" fo:font-weight="normal" fo:font-family="'Times New Roman'" style:font-family-asian="'Times New Roman'" style:font-family-complex="'Times New Roman'" fo:background-color="transparent" style:use-window-font-color="true"/>
    </style:style>
    <style:style style:name="T82" style:family="text">
      <style:text-properties fo:font-size="16.00pt" fo:font-weight="bold" fo:font-family="'Times New Roman'" style:font-family-asian="'Times New Roman'" style:font-family-complex="'Times New Roman'" fo:background-color="transparent" style:use-window-font-color="true"/>
    </style:style>
    <style:style style:name="T83" style:family="text">
      <style:text-properties fo:font-size="16.00pt" fo:font-weight="bold" fo:font-family="'Times New Roman'" style:font-family-asian="'Times New Roman'" style:font-family-complex="'Times New Roman'" fo:background-color="transparent" style:use-window-font-color="true"/>
    </style:style>
    <style:style style:name="T84" style:family="text">
      <style:text-properties fo:font-size="16.00pt" fo:font-weight="bold" fo:font-family="'Times New Roman'" style:font-family-asian="'Times New Roman'" style:font-family-complex="'Times New Roman'" fo:background-color="transparent" style:use-window-font-color="true"/>
    </style:style>
    <style:style style:name="T85" style:family="text">
      <style:text-properties fo:font-size="16.00pt" fo:font-weight="normal" fo:font-family="'Times New Roman'" style:font-family-asian="'Times New Roman'" style:font-family-complex="'Times New Roman'" fo:background-color="transparent" style:use-window-font-color="true"/>
    </style:style>
    <style:style style:name="T86" style:family="text">
      <style:text-properties fo:font-size="16.00pt" fo:font-weight="bold" fo:font-family="'Times New Roman'" style:font-family-asian="'Times New Roman'" style:font-family-complex="'Times New Roman'" fo:background-color="transparent" style:use-window-font-color="true"/>
    </style:style>
    <style:style style:name="T87" style:family="text">
      <style:text-properties fo:font-size="16.00pt" fo:font-weight="bold" fo:font-family="'Times New Roman'" style:font-family-asian="'Times New Roman'" style:font-family-complex="'Times New Roman'" fo:background-color="transparent" style:use-window-font-color="true"/>
    </style:style>
    <style:style style:name="T88" style:family="text">
      <style:text-properties fo:font-size="16.00pt" fo:font-weight="bold" fo:font-family="'Times New Roman'" style:font-family-asian="'Times New Roman'" style:font-family-complex="'Times New Roman'" fo:background-color="transparent" style:use-window-font-color="true"/>
    </style:style>
    <style:style style:name="T89" style:family="text">
      <style:text-properties fo:font-size="16.00pt" fo:font-weight="normal" fo:font-family="'Times New Roman'" style:font-family-asian="'Times New Roman'" style:font-family-complex="'Times New Roman'" fo:background-color="transparent" style:use-window-font-color="true"/>
    </style:style>
    <style:style style:name="T90" style:family="text">
      <style:text-properties fo:font-size="16.00pt" fo:font-weight="bold" fo:font-family="'Times New Roman'" style:font-family-asian="'Times New Roman'" style:font-family-complex="'Times New Roman'" fo:background-color="transparent" style:use-window-font-color="true"/>
    </style:style>
    <style:style style:name="T91" style:family="text">
      <style:text-properties fo:font-size="16.00pt" fo:font-weight="bold" fo:font-family="'Times New Roman'" style:font-family-asian="'Times New Roman'" style:font-family-complex="'Times New Roman'" fo:background-color="transparent" style:use-window-font-color="true"/>
    </style:style>
    <style:style style:name="T92" style:family="text">
      <style:text-properties fo:font-size="16.00pt" fo:font-weight="bold" fo:font-family="'Times New Roman'" style:font-family-asian="'Times New Roman'" style:font-family-complex="'Times New Roman'" fo:background-color="transparent" style:use-window-font-color="true"/>
    </style:style>
    <style:style style:name="T93" style:family="text">
      <style:text-properties fo:font-size="16.00pt" fo:font-weight="normal" fo:font-family="'Times New Roman'" style:font-family-asian="'Times New Roman'" style:font-family-complex="'Times New Roman'" fo:background-color="transparent" style:use-window-font-color="true"/>
    </style:style>
    <style:style style:name="T94" style:family="text">
      <style:text-properties fo:font-size="16.00pt" fo:font-weight="bold" fo:font-family="'Times New Roman'" style:font-family-asian="'Times New Roman'" style:font-family-complex="'Times New Roman'" fo:background-color="transparent" style:use-window-font-color="true"/>
    </style:style>
    <style:style style:name="T95" style:family="text">
      <style:text-properties fo:font-size="16.00pt" fo:font-weight="bold" fo:font-family="'Times New Roman'" style:font-family-asian="'Times New Roman'" style:font-family-complex="'Times New Roman'" fo:background-color="transparent" style:use-window-font-color="true"/>
    </style:style>
    <style:style style:name="T96" style:family="text">
      <style:text-properties fo:font-size="16.00pt" fo:font-weight="bold" fo:font-family="'Times New Roman'" style:font-family-asian="'Times New Roman'" style:font-family-complex="'Times New Roman'" fo:background-color="transparent" style:use-window-font-color="true"/>
    </style:style>
    <style:style style:name="T97" style:family="text">
      <style:text-properties fo:font-size="16.00pt" fo:font-weight="normal" fo:font-family="'Times New Roman'" style:font-family-asian="'Times New Roman'" style:font-family-complex="'Times New Roman'" fo:background-color="transparent" style:use-window-font-color="true"/>
    </style:style>
    <style:style style:name="T98" style:family="text">
      <style:text-properties fo:font-size="16.00pt" fo:font-weight="bold" fo:font-family="'Times New Roman'" style:font-family-asian="'Times New Roman'" style:font-family-complex="'Times New Roman'" fo:background-color="transparent" style:use-window-font-color="true"/>
    </style:style>
    <style:style style:name="T99" style:family="text">
      <style:text-properties fo:font-size="16.00pt" fo:font-weight="bold" fo:font-family="'Times New Roman'" style:font-family-asian="'Times New Roman'" style:font-family-complex="'Times New Roman'" fo:background-color="transparent" style:use-window-font-color="true"/>
    </style:style>
    <style:style style:name="T100" style:family="text">
      <style:text-properties fo:font-size="16.00pt" fo:font-weight="bold" fo:font-family="'Times New Roman'" style:font-family-asian="'Times New Roman'" style:font-family-complex="'Times New Roman'" fo:background-color="transparent" style:use-window-font-color="true"/>
    </style:style>
    <style:style style:name="T101" style:family="text">
      <style:text-properties fo:font-size="16.00pt" fo:font-weight="normal" fo:font-family="'Times New Roman'" style:font-family-asian="'Times New Roman'" style:font-family-complex="'Times New Roman'" fo:background-color="transparent" style:use-window-font-color="true"/>
    </style:style>
    <style:style style:name="T102" style:family="text">
      <style:text-properties fo:font-size="16.00pt" fo:font-weight="bold" fo:font-family="'Times New Roman'" style:font-family-asian="'Times New Roman'" style:font-family-complex="'Times New Roman'" fo:background-color="transparent" style:use-window-font-color="true"/>
    </style:style>
    <style:style style:name="T103" style:family="text">
      <style:text-properties fo:font-size="16.00pt" fo:font-weight="normal" fo:font-family="'Times New Roman'" style:font-family-asian="'Times New Roman'" style:font-family-complex="'Times New Roman'" fo:background-color="transparent" style:use-window-font-color="true"/>
    </style:style>
    <style:style style:name="T104" style:family="text">
      <style:text-properties fo:font-size="16.00pt" fo:font-weight="bold" fo:font-family="'Times New Roman'" style:font-family-asian="'Times New Roman'" style:font-family-complex="'Times New Roman'" fo:background-color="transparent" style:use-window-font-color="true"/>
    </style:style>
    <style:style style:name="T105" style:family="text">
      <style:text-properties fo:font-size="16.00pt" fo:font-weight="bold" fo:font-family="'Times New Roman'" style:font-family-asian="'Times New Roman'" style:font-family-complex="'Times New Roman'" fo:background-color="transparent" style:use-window-font-color="true"/>
    </style:style>
    <style:style style:name="T106" style:family="text">
      <style:text-properties fo:font-size="16.00pt" fo:font-weight="bold" fo:font-family="'Times New Roman'" style:font-family-asian="'Times New Roman'" style:font-family-complex="'Times New Roman'" fo:background-color="transparent" style:use-window-font-color="true"/>
    </style:style>
    <style:style style:name="T107" style:family="text">
      <style:text-properties fo:font-size="16.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6.00pt" fo:font-weight="normal" fo:font-family="'Times New Roman'" style:font-family-asian="'Times New Roman'" style:font-family-complex="'Times New Roman'" fo:background-color="transparent" style:use-window-font-color="true"/>
    </style:style>
    <style:style style:name="T110" style:family="text">
      <style:text-properties fo:font-size="16.00pt" fo:font-weight="normal" fo:font-family="'Times New Roman'" style:font-family-asian="'Times New Roman'" style:font-family-complex="'Times New Roman'" fo:background-color="transparent" style:use-window-font-color="true"/>
    </style:style>
    <style:style style:name="T111" style:family="text">
      <style:text-properties fo:font-size="16.00pt" fo:font-weight="normal" fo:font-family="'Times New Roman'" style:font-family-asian="'Times New Roman'" style:font-family-complex="'Times New Roman'" fo:background-color="transparent" style:use-window-font-color="true"/>
    </style:style>
    <style:style style:name="T112" style:family="text">
      <style:text-properties fo:font-size="16.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6.00pt" fo:font-weight="normal" fo:font-family="'Times New Roman'" style:font-family-asian="'Times New Roman'" style:font-family-complex="'Times New Roman'" fo:background-color="transparent" style:use-window-font-color="true"/>
    </style:style>
    <style:style style:name="T115" style:family="text">
      <style:text-properties fo:font-size="18.00pt" fo:font-weight="normal" fo:font-family="'Times New Roman'" style:font-family-asian="'Times New Roman'" style:font-family-complex="'Times New Roman'" fo:background-color="transparent" style:use-window-font-color="true"/>
    </style:style>
    <style:style style:name="T116" style:family="text">
      <style:text-properties fo:font-size="16.00pt" fo:font-weight="normal" fo:font-family="'Times New Roman'" style:font-family-asian="'Times New Roman'" style:font-family-complex="'Times New Roman'" fo:background-color="transparent" style:use-window-font-color="true"/>
    </style:style>
    <style:style style:name="T117" style:family="text">
      <style:text-properties fo:font-size="16.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8.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6.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8.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6.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6.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6.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8.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6.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8.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6.00pt" fo:font-weight="normal" fo:font-family="'Times New Roman'" style:font-family-asian="'Times New Roman'" style:font-family-complex="'Times New Roman'" fo:background-color="transparent" style:use-window-font-color="true"/>
    </style:style>
    <style:style style:name="T138" style:family="text">
      <style:text-properties fo:font-size="18.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8.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6.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8.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6.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8.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6.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8.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6.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8.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6.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8.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6.00pt" fo:font-weight="normal" fo:font-family="'Times New Roman'" style:font-family-asian="'Times New Roman'" style:font-family-complex="'Times New Roman'" fo:background-color="transparent" style:use-window-font-color="true"/>
    </style:style>
    <style:style style:name="T163" style:family="text">
      <style:text-properties fo:font-size="16.00pt" fo:font-weight="normal" fo:font-family="'Times New Roman'" style:font-family-asian="'Times New Roman'" style:font-family-complex="'Times New Roman'" fo:background-color="transparent" style:use-window-font-color="true"/>
    </style:style>
    <style:style style:name="T164" style:family="text">
      <style:text-properties fo:font-size="16.00pt" fo:font-weight="normal" fo:font-family="'Times New Roman'" style:font-family-asian="'Times New Roman'" style:font-family-complex="'Times New Roman'" fo:background-color="transparent" style:use-window-font-color="true"/>
    </style:style>
    <style:style style:name="T165" style:family="text">
      <style:text-properties fo:font-size="16.00pt" fo:font-weight="normal" fo:font-family="'Times New Roman'" style:font-family-asian="'Times New Roman'" style:font-family-complex="'Times New Roman'" fo:background-color="transparent" style:use-window-font-color="true"/>
    </style:style>
    <style:style style:name="T166" style:family="text">
      <style:text-properties fo:font-size="16.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center"/>
    </style:style>
    <style:style style:name="P7" style:family="paragraph">
      <style:paragraph-properties fo:line-height="100.00%" fo:text-align="left"/>
    </style:style>
    <style:style style:name="P8" style:family="paragraph">
      <style:paragraph-properties fo:line-height="100.00%" fo:text-align="center"/>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center"/>
    </style:style>
    <style:style style:name="P13" style:family="paragraph">
      <style:paragraph-properties fo:line-height="100.00%" fo:text-align="left"/>
    </style:style>
    <style:style style:name="P14" style:family="paragraph">
      <style:paragraph-properties fo:line-height="100.00%" fo:text-align="center"/>
    </style:style>
    <style:style style:name="P15" style:family="paragraph">
      <style:paragraph-properties fo:line-height="100.00%" fo:text-align="left"/>
    </style:style>
    <style:style style:name="P16" style:family="paragraph">
      <style:paragraph-properties fo:line-height="100.00%" fo:text-align="center"/>
    </style:style>
    <style:style style:name="P17" style:family="paragraph">
      <style:paragraph-properties fo:line-height="100.00%" fo:text-align="left"/>
    </style:style>
    <style:style style:name="P18" style:family="paragraph">
      <style:paragraph-properties fo:line-height="100.00%" fo:text-align="center"/>
    </style:style>
    <style:style style:name="P19" style:family="paragraph">
      <style:paragraph-properties fo:line-height="100.00%" fo:text-align="left"/>
    </style:style>
    <style:style style:name="P20" style:family="paragraph">
      <style:paragraph-properties fo:line-height="100.00%" fo:text-align="center"/>
    </style:style>
    <style:style style:name="P21" style:family="paragraph">
      <style:paragraph-properties fo:line-height="100.00%" fo:text-align="left"/>
    </style:style>
    <style:style style:name="P22" style:family="paragraph">
      <style:paragraph-properties fo:line-height="100.00%" fo:text-align="center"/>
    </style:style>
    <style:style style:name="P23" style:family="paragraph">
      <style:paragraph-properties fo:line-height="100.00%" fo:text-align="left"/>
    </style:style>
    <style:style style:name="P24" style:family="paragraph">
      <style:paragraph-properties fo:line-height="100.00%" fo:text-align="center"/>
    </style:style>
    <style:style style:name="P25" style:family="paragraph">
      <style:paragraph-properties fo:line-height="100.00%" fo:text-align="left"/>
    </style:style>
    <style:style style:name="P26" style:family="paragraph">
      <style:paragraph-properties fo:line-height="100.00%" fo:text-align="center"/>
    </style:style>
    <style:style style:name="P27" style:family="paragraph">
      <style:paragraph-properties fo:line-height="100.00%" fo:text-align="left"/>
    </style:style>
    <style:style style:name="P28" style:family="paragraph">
      <style:paragraph-properties fo:line-height="115.00%" fo:text-align="left" fo:margin-bottom="10.00pt"/>
    </style:style>
  </office:automatic-styles>
  <office:body>
    <office:text>
      <text:p text:style-name="P1"><text:span text:style-name="T1">Technical University of Varna</text:span><text:span text:style-name="T2"><text:line-break/><text:line-break/></text:span><text:span text:style-name="T3">Coursework Documentation</text:span><text:span text:style-name="T4"><text:line-break/></text:span></text:p>
      <text:p text:style-name="P1"><text:span text:style-name="T5">Faculty of Computing and Automation</text:span><text:span text:style-name="T6"><text:line-break/></text:span><text:span text:style-name="T7">Department: Computer Science and Technology (CST)</text:span></text:p>
      <text:p text:style-name="P1"><text:span text:style-name="T7">Specialty: Computer Systems and Technologies (CST)</text:span></text:p>
      <text:p text:style-name="P1"><text:span text:style-name="T7">Subject: Basic Programming</text:span><text:span text:style-name="T8"><text:line-break/></text:span><text:span text:style-name="T9">Group: 1B</text:span><text:span text:style-name="T10"><text:line-break/></text:span><text:span text:style-name="T11">Coursework Topic: Football Tournament</text:span></text:p>
      <text:p text:style-name="P1"><text:span text:style-name="T11">Prepared by: Stefan Hristov Dimitrov</text:span></text:p>
      <text:p text:style-name="P2"><text:span text:style-name="T12"><text:tab/></text:span><text:span text:style-name="T13">Faculty Number: 19621416</text:span><text:span text:style-name="T14"/></text:p>
      <text:p text:style-name="P3"><text:span text:style-name="T15">Football Tournament</text:span></text:p>
      <text:p text:style-name="P3"><text:span text:style-name="T16"/></text:p>
      <text:p text:style-name="P3"><text:span text:style-name="T17">A computer program must be written to implement an information system that manages a football championship (Registration Number, Team Name, Year of Establishment, list of played matches). The program stores and processes data about the participating teams and the matches played. The participants in the championship are between 3 and 5 teams.</text:span></text:p>
      <text:p text:style-name="P3"><text:span text:style-name="T18"/></text:p>
      <text:p text:style-name="P3"><text:span text:style-name="T19">The program should include:</text:span></text:p>
      <text:p text:style-name="P3"><text:span text:style-name="T20"><text:tab/>A.<text:s/></text:span><text:span text:style-name="T21">A menu for selecting program functions. </text:span></text:p>
      <text:p text:style-name="P3"><text:span text:style-name="T22"><text:tab/>B.<text:s/></text:span><text:span text:style-name="T23">Adding participants to the championship.</text:span></text:p>
      <text:p text:style-name="P3"><text:span text:style-name="T24"><text:tab/><text:tab/>a.<text:s/></text:span><text:span text:style-name="T25">Adding a single participant (Name and City);</text:span></text:p>
      <text:p text:style-name="P3"><text:span text:style-name="T26"><text:tab/><text:tab/>b.<text:s/></text:span><text:span text:style-name="T27">Adding a list of participants. An integer n is entered, followed by n participants.</text:span></text:p>
      <text:p text:style-name="P3"><text:span text:style-name="T28"><text:tab/>C.<text:s/></text:span><text:span text:style-name="T29">Displaying all participants in the championship on the screen.</text:span></text:p>
      <text:p text:style-name="P3"><text:span text:style-name="T30"><text:tab/>D.<text:s/></text:span><text:span text:style-name="T31">Conducting the<text:s/></text:span><text:span text:style-name="T32">tournament</text:span><text:span text:style-name="T33">.</text:span></text:p>
      <text:p text:style-name="P3"><text:span text:style-name="T34"><text:tab/><text:tab/>a.<text:s/></text:span><text:span text:style-name="T35">All teams play against each other in alternating venues, a random match result is generated, and it is recorded in a list of played matches for the two participating teams.</text:span></text:p>
      <text:p text:style-name="P3"><text:span text:style-name="T36"><text:tab/><text:tab/>b.<text:s/></text:span><text:span text:style-name="T37">A table is displayed with the played matches and results.</text:span></text:p>
      <text:p text:style-name="P3"><text:span text:style-name="T38"><text:tab/>E.<text:s/></text:span><text:span text:style-name="T39">Searching for teams in the championship:</text:span></text:p>
      <text:p text:style-name="P3"><text:span text:style-name="T40"><text:tab/><text:tab/>a.<text:s/></text:span><text:span text:style-name="T41">Displaying the team with all its played matches by entering the team's name.</text:span><text:span text:style-name="T42"><text:line-break/><text:tab/><text:tab/></text:span><text:span text:style-name="T43">b. Displaying the results of the played matches between two teams, by entering their names.</text:span></text:p>
      <text:p text:style-name="P3"><text:span text:style-name="T44"><text:tab/>F.<text:s/></text:span><text:span text:style-name="T45">Reports on the participating teams with a submenu:</text:span></text:p>
      <text:p text:style-name="P3"><text:span text:style-name="T46"><text:tab/><text:tab/>a.<text:s/></text:span><text:span text:style-name="T47">Displaying all participants sorted by:</text:span></text:p>
      <text:p text:style-name="P3"><text:span text:style-name="T48"><text:tab/><text:tab/><text:tab/>I.<text:s/></text:span><text:span text:style-name="T49">Year of establishment;<text:line-break/><text:tab/><text:tab/><text:tab/>ii. Points won.</text:span></text:p>
      <text:p text:style-name="P3"><text:span text:style-name="T50"><text:tab/><text:tab/>b.<text:s/></text:span><text:span text:style-name="T51">Displaying the team that has scored the most goals<text:line-break/><text:tab/><text:tab/>c. Displaying the team with the best goal difference.</text:span></text:p>
      <text:p text:style-name="P3"><text:span text:style-name="T52"/></text:p>
      <text:p text:style-name="P3"><text:span text:style-name="T53"><text:tab/>G.<text:s/></text:span><text:span text:style-name="T54">The data in the program should be saved to a file between two program starts.<text:line-break/><text:tab/>H. Additional conditions:<text:line-break/><text:tab/><text:tab/>a. For point B, when adding a new participant, there should be an option to choose whether to add a new one or to stop the input.<text:line-break/><text:tab/><text:tab/>b. For point C, the teams should be displayed in a table format (Team Name, goals scored, goals conceded, points, and matches played with results).</text:span></text:p>
      <text:p text:style-name="P3"><text:span text:style-name="T55"><text:tab/><text:tab/>c.<text:s/></text:span><text:span text:style-name="T56"><text:s/>For point G, the data should be saved in a binary file.<text:line-break/><text:line-break/><text:line-break/></text:span><text:span text:style-name="T57">For the implementation of the program, the following were used: various types of libraries, structures, logical operators, arrays, two-dimensional arrays, loops, strings, conditional operators, a seed generator from local time, bubble sort method, file handling. The task was implemented using the C++ language.</text:span></text:p>
      <text:p text:style-name="P3"><text:span text:style-name="T57"/></text:p>
      <text:p text:style-name="P3"><text:span text:style-name="T58">Program Functions</text:span></text:p>
      <text:p text:style-name="P3"><text:span text:style-name="T59"/></text:p>
      <text:p text:style-name="P3"><text:span text:style-name="T60">otbor enter() -</text:span><text:span text:style-name="T61"><text:s/></text:span><text:span text:style-name="T62">Single team input.</text:span></text:p>
      <text:p text:style-name="P3"><text:span text:style-name="T62"/></text:p>
      <text:p text:style-name="P3"><text:span text:style-name="T63">void otbor_input(otbor o[], int counter, int nomer_list) -</text:span><text:span text:style-name="T64"><text:s/></text:span><text:span text:style-name="T65">Input a list of teams.</text:span></text:p>
      <text:p text:style-name="P3"><text:span text:style-name="T65"/></text:p>
      <text:p text:style-name="P3"><text:span text:style-name="T66">void otbor_output(otbor o[]) -<text:s/></text:span><text:span text:style-name="T67"><text:s/>Output all entered teams.</text:span></text:p>
      <text:p text:style-name="P3"><text:span text:style-name="T67"><text:line-break/></text:span><text:span text:style-name="T68">void izpisvane_na_match(match m[N][N], otbor o[], int k, int i)-</text:span><text:span text:style-name="T69"><text:s text:c="2"/>Display matches from the tournament with random results.</text:span></text:p>
      <text:p text:style-name="P3"><text:span text:style-name="T69"/></text:p>
      <text:p text:style-name="P3"><text:span text:style-name="T70">void turnir(match m[N][N], otbor o[], int counter)<text:s/></text:span><text:span text:style-name="T71">–</text:span><text:span text:style-name="T72"><text:s/></text:span><text:span text:style-name="T73">Conduct the football tournament.</text:span></text:p>
      <text:p text:style-name="P3"><text:span text:style-name="T73"/></text:p>
      <text:p text:style-name="P3"><text:span text:style-name="T74">void tursene_s_ime(match m[N][N], otbor o[], int counter)<text:s/></text:span><text:span text:style-name="T75">–</text:span><text:span text:style-name="T76"><text:s/></text:span><text:span text:style-name="T77">Display all matches played by a team by entering an existing team's name.</text:span></text:p>
      <text:p text:style-name="P3"><text:span text:style-name="T77"><text:line-break/></text:span><text:span text:style-name="T78">void tursene_po_dve_imena(match m[N][N], otbor o[], int counter)<text:s/></text:span><text:span text:style-name="T79">–</text:span><text:span text:style-name="T80"><text:s/></text:span><text:span text:style-name="T81"><text:s/>Display matches between two teams by entering their names.</text:span></text:p>
      <text:p text:style-name="P3"><text:span text:style-name="T81"><text:line-break/></text:span><text:span text:style-name="T82">void Spravki_Podmenu(otbor o[], int counter, match m[N][N])<text:s/></text:span><text:span text:style-name="T83">–</text:span><text:span text:style-name="T84"><text:s/>S</text:span><text:span text:style-name="T85">ubmenu for reports on the participating teams.</text:span></text:p>
      <text:p text:style-name="P3"><text:span text:style-name="T85"><text:line-break/></text:span><text:span text:style-name="T86">void Sortirane_Godina(otbor o[], int counter)<text:s/></text:span><text:span text:style-name="T87">–</text:span><text:span text:style-name="T88"><text:s/></text:span><text:span text:style-name="T89">Sort the entered teams by year of establishment.</text:span></text:p>
      <text:p text:style-name="P3"><text:span text:style-name="T89"><text:line-break/></text:span><text:span text:style-name="T90">void Sortirane_Tochki(otbor o[], int counter, match m[N][N])<text:s/></text:span><text:span text:style-name="T91">–</text:span><text:span text:style-name="T92"><text:s/></text:span><text:span text:style-name="T93">- Sort the entered teams by points won in the tournament.</text:span></text:p>
      <text:p text:style-name="P3"><text:span text:style-name="T93"><text:line-break/></text:span><text:span text:style-name="T94">void Izvejdane_Max_Popadeniq(otbor o[], match m[N][N], int counter)<text:s/></text:span><text:span text:style-name="T95">–</text:span><text:span text:style-name="T96"><text:s/></text:span><text:span text:style-name="T97">Display the team with the most goals in the tournament.</text:span></text:p>
      <text:p text:style-name="P3"><text:span text:style-name="T97"><text:line-break/></text:span><text:span text:style-name="T98">void Izvejdane_Max_Razlika(otbor o[], match m[N][N]<text:s/></text:span><text:span text:style-name="T99">–</text:span><text:span text:style-name="T100"><text:s/></text:span><text:span text:style-name="T101">Display the team with the best goal difference in the tournament.</text:span></text:p>
      <text:p text:style-name="P3"><text:span text:style-name="T101"><text:line-break/></text:span><text:span text:style-name="T102">void Izkopirane_Otbori(otbor o[], int counter, otbor o1[]) -<text:s/></text:span><text:span text:style-name="T103">Copy the team data (Name and Year) from o[] to o1[] to prevent data rearrangement in o[] when sorting using the bubble sort method.</text:span></text:p>
      <text:p text:style-name="P3"><text:span text:style-name="T103"/></text:p>
      <text:p text:style-name="P3"><text:span text:style-name="T104">void Save(otbor o[], match m[N][N], int counter)<text:s/></text:span><text:span text:style-name="T105">–</text:span><text:span text:style-name="T106"><text:s/></text:span><text:span text:style-name="T107">Save the name and year of establishment of the teams and the matches from the last tournament in a binary file, overwriting the old data in the file.</text:span></text:p>
      <text:p text:style-name="P3"><draw:frame text:anchor-type="as-char" svg:width="200.55mm" svg:height="115.89mm" style:rel-width="scale" style:rel-height="scale"><draw:object-ole xlink:href="OleObj1"/><draw:image xlink:href="ObjectReplacements/OleObj1"/></draw:frame><text:span text:style-name="T109"><text:s/></text:span></text:p>
      <text:p text:style-name="P3"><text:span text:style-name="T110">Initial view of the program.<text:s/></text:span><text:span text:style-name="T111">There is<text:s/></text:span><text:span text:style-name="T112">a switch case menu and two do-while loops. The first loop prompts us to enter a number between 1 and 9, requiring a new selection every time we input a number outside this range. The second loop repeats the menu until we select option 9 to exit.<text:line-break/></text:span></text:p>
      <text:p text:style-name="P4"><draw:frame text:anchor-type="as-char" svg:width="192.62mm" svg:height="110.60mm" style:rel-width="scale" style:rel-height="scale"><draw:object-ole xlink:href="OleObj2"/><draw:image xlink:href="ObjectReplacements/OleObj2"/></draw:frame><text:span text:style-name="T114"><text:s/><text:line-break/></text:span><text:span text:style-name="T115">otbor enter()</text:span></text:p>
      <text:p text:style-name="P5"><text:span text:style-name="T116"><text:line-break/><text:tab/><text:tab/></text:span><text:span text:style-name="T117">Option 1 prompts us to enter a single team, and if we want, we can continue entering teams by choosing y/Y to continue or N/n to stop, which returns us to the main menu. Here, the team name and year of establishment are entered, and it does not allow us to enter more than N(5) teams.<text:line-break/> </text:span></text:p>
      <text:p text:style-name="P5"><draw:frame text:anchor-type="as-char" svg:width="202.94mm" svg:height="117.21mm" style:rel-width="scale" style:rel-height="scale"><draw:object-ole xlink:href="OleObj3"/><draw:image xlink:href="ObjectReplacements/OleObj3"/></draw:frame><text:span text:style-name="T118"/></text:p>
      <text:p text:style-name="P6"><text:span text:style-name="T119">otbor_output(o, counter, nomer_list)</text:span></text:p>
      <text:p text:style-name="P7"><text:span text:style-name="T120"/></text:p>
      <text:p text:style-name="P7"><text:span text:style-name="T121">Option 2 prompts us to enter a list of teams. First, it asks us to enter the number of teams we want to input, and then we add the name and year of establishment. It ensures that the team limit (up to 5) is respected by first checking if we’ve reached 5 teams and then verifying whether the list of teams we want to add will exceed the total number of N(5) teams.</text:span></text:p>
      <text:p text:style-name="P7"><draw:frame text:anchor-type="as-char" svg:width="191.82mm" svg:height="110.60mm" style:rel-width="scale" style:rel-height="scale"><draw:object-ole xlink:href="OleObj4"/><draw:image xlink:href="ObjectReplacements/OleObj4"/></draw:frame><text:span text:style-name="T122"/></text:p>
      <text:p text:style-name="P8"><text:span text:style-name="T123">otbor_output(o)</text:span></text:p>
      <text:p text:style-name="P9"><text:span text:style-name="T124"/></text:p>
      <text:p text:style-name="P9"><text:span text:style-name="T125">Option 3 displays all the teams one by one.</text:span></text:p>
      <text:p text:style-name="P9"><draw:frame text:anchor-type="as-char" svg:width="186.53mm" svg:height="107.69mm" style:rel-width="scale" style:rel-height="scale"><draw:object-ole xlink:href="OleObj5"/><draw:image xlink:href="ObjectReplacements/OleObj5"/></draw:frame><text:span text:style-name="T126"/></text:p>
      <text:p text:style-name="P10"><text:span text:style-name="T127">turnir(m, o, counter)</text:span></text:p>
      <text:p text:style-name="P10"><text:span text:style-name="T128"/></text:p>
      <text:p text:style-name="P11"><text:span text:style-name="T129">Option 4 conducts the tournament. First, it checks if there are at least 3 registered teams, and then, using a two-dimensional array, it makes every team play against each other (using two for loops). An if statement prevents teams from playing against themselves, and random goals are displayed for both teams.</text:span></text:p>
      <text:p text:style-name="P11"><draw:frame text:anchor-type="as-char" svg:width="206.64mm" svg:height="124.35mm" style:rel-width="scale" style:rel-height="scale"><draw:object-ole xlink:href="OleObj6"/><draw:image xlink:href="ObjectReplacements/OleObj6"/></draw:frame><text:span text:style-name="T130"/></text:p>
      <text:p text:style-name="P12"><text:span text:style-name="T131">tursene_s_ime(m, o, counter)</text:span></text:p>
      <text:p text:style-name="P12"><text:span text:style-name="T132"/></text:p>
      <text:p text:style-name="P13"><text:span text:style-name="T133">Option 5 prompts us to enter a team name. It checks if the entered team exists and displays all the matches that team has played in the tournament. If the entered team does not exist, it returns us to the main menu.</text:span></text:p>
      <text:p text:style-name="P14"><draw:frame text:anchor-type="as-char" svg:width="195.79mm" svg:height="113.51mm" style:rel-width="scale" style:rel-height="scale"><draw:object-ole xlink:href="OleObj7"/><draw:image xlink:href="ObjectReplacements/OleObj7"/></draw:frame><text:span text:style-name="T135"><text:line-break/>tursene_po_dve_imena(m, o, counter)</text:span></text:p>
      <text:p text:style-name="P14"><text:span text:style-name="T136"/></text:p>
      <text:p text:style-name="P15"><text:span text:style-name="T137">Option 6 prompts us to enter the names of two teams. It checks if both teams exist and displays the matches between the two teams from the tournament. If even one of the entered teams does not exist, it returns us to the main menu.</text:span><text:span text:style-name="T138"/></text:p>
      <text:p text:style-name="P15"><draw:frame text:anchor-type="as-char" svg:width="175.95mm" svg:height="101.86mm" style:rel-width="scale" style:rel-height="scale"><draw:object-ole xlink:href="OleObj8"/><draw:image xlink:href="ObjectReplacements/OleObj8"/></draw:frame><text:span text:style-name="T139"/></text:p>
      <text:p text:style-name="P16"><text:span text:style-name="T140">Spravki_podmenu(o, counter, m)</text:span></text:p>
      <text:p text:style-name="P16"><text:span text:style-name="T141"/></text:p>
      <text:p text:style-name="P17"><text:span text:style-name="T142">Option 7 is a submenu. As a function, it is similar to the main program menu, but the limit is from 1 to 5. Selecting option 5 exits the submenu and returns to the main menu. (For easier understanding of the functions in the submenu, they will be referred to as options: 7.1, 7.2, 7.3, and 7.4)</text:span></text:p>
      <text:p text:style-name="P17"><draw:frame text:anchor-type="as-char" svg:width="185.21mm" svg:height="107.16mm" style:rel-width="scale" style:rel-height="scale"><draw:object-ole xlink:href="OleObj9"/><draw:image xlink:href="ObjectReplacements/OleObj9"/></draw:frame><text:span text:style-name="T143"/></text:p>
      <text:p text:style-name="P18"><text:span text:style-name="T144">Sortirane_Godina(o, counter)</text:span></text:p>
      <text:p text:style-name="P18"><text:span text:style-name="T145"/></text:p>
      <text:p text:style-name="P19"><text:span text:style-name="T146">Option 7.1 sorts the teams using Bubble Sort, ordered by their year of establishment.</text:span></text:p>
      <text:p text:style-name="P19"><draw:frame text:anchor-type="as-char" svg:width="195.79mm" svg:height="113.51mm" style:rel-width="scale" style:rel-height="scale"><draw:object-ole xlink:href="OleObj10"/><draw:image xlink:href="ObjectReplacements/OleObj10"/></draw:frame><text:span text:style-name="T147"/></text:p>
      <text:p text:style-name="P20"><text:span text:style-name="T148">Sortirane_Tochki(o, counter, m)</text:span></text:p>
      <text:p text:style-name="P20"><text:span text:style-name="T149"/></text:p>
      <text:p text:style-name="P21"><text:span text:style-name="T150">Option 7.2 calculates the points for the teams (awarding 3 points for a win, 1 point for a draw, and 0 points for a loss) and uses Bubble Sort to arrange them by points.</text:span></text:p>
      <text:p text:style-name="P21"><draw:frame text:anchor-type="as-char" svg:width="196.32mm" svg:height="113.24mm" style:rel-width="scale" style:rel-height="scale"><draw:object-ole xlink:href="OleObj11"/><draw:image xlink:href="ObjectReplacements/OleObj11"/></draw:frame><text:span text:style-name="T151"/></text:p>
      <text:p text:style-name="P22"><text:span text:style-name="T152">Izvejdane_Max_Popadeniq(o, m, counter)</text:span></text:p>
      <text:p text:style-name="P22"><text:span text:style-name="T153"/></text:p>
      <text:p text:style-name="P23"><text:span text:style-name="T154">Option 7.3 calculates all the goals scored by each team in the tournament and uses Bubble Sort to find the team with the most goals.</text:span></text:p>
      <text:p text:style-name="P23"><draw:frame text:anchor-type="as-char" svg:width="195.79mm" svg:height="113.24mm" style:rel-width="scale" style:rel-height="scale"><draw:object-ole xlink:href="OleObj12"/><draw:image xlink:href="ObjectReplacements/OleObj12"/></draw:frame><text:span text:style-name="T155"/></text:p>
      <text:p text:style-name="P24"><text:span text:style-name="T156">Izvejdane_Max_Razlika(o, m, counter)</text:span></text:p>
      <text:p text:style-name="P24"><text:span text:style-name="T157"/></text:p>
      <text:p text:style-name="P25"><text:span text:style-name="T158">Option 7.4 calculates the goal difference for each team (adding the goal difference for the winning team and subtracting it for the losing team) and displays the team with the best goal difference.</text:span></text:p>
      <text:p text:style-name="P25"><draw:frame text:anchor-type="as-char" svg:width="208.49mm" svg:height="107.42mm" style:rel-width="scale" style:rel-height="scale"><draw:object-ole xlink:href="OleObj13"/><draw:image xlink:href="ObjectReplacements/OleObj13"/></draw:frame><text:span text:style-name="T159"/></text:p>
      <text:p text:style-name="P26"><text:span text:style-name="T160">Save(o, m, counter)</text:span></text:p>
      <text:p text:style-name="P26"><text:span text:style-name="T161"/></text:p>
      <text:p text:style-name="P27"><text:span text:style-name="T162">Option 8 in the main menu saves<text:s/></text:span><text:span text:style-name="T163">all</text:span><text:span text:style-name="T164"><text:s/>team</text:span><text:span text:style-name="T165">s'</text:span><text:span text:style-name="T166"><text:s/>information (Name and Year) and the matches from the tournament.<text:line-break/></text:span><text:span text:style-name="T167"/></text:p>
      <text:p text:style-name="P28"><text:span text:style-name="T168">#include &lt;iostream&gt;</text:span></text:p>
      <text:p text:style-name="P28"><text:span text:style-name="T168">#include &lt;iomanip&gt;</text:span></text:p>
      <text:p text:style-name="P28"><text:span text:style-name="T168">#include &lt;string&gt;</text:span></text:p>
      <text:p text:style-name="P28"><text:span text:style-name="T168">#include&lt;conio.h&gt;</text:span></text:p>
      <text:p text:style-name="P28"><text:span text:style-name="T168">#include &lt;random&gt;</text:span></text:p>
      <text:p text:style-name="P28"><text:span text:style-name="T168">#include &lt;cstdlib&gt;</text:span></text:p>
      <text:p text:style-name="P28"><text:span text:style-name="T168">#include &lt;ctime&gt;</text:span></text:p>
      <text:p text:style-name="P28"><text:span text:style-name="T168">#include &lt;fstream&gt;</text:span></text:p>
      <text:p text:style-name="P28"><text:span text:style-name="T168">#include &lt;time.h&gt;</text:span></text:p>
      <text:p text:style-name="P28"><text:span text:style-name="T168">using namespace std;</text:span></text:p>
      <text:p text:style-name="P28"><text:span text:style-name="T168">const int N = 5;</text:span></text:p>
      <text:p text:style-name="P28"><text:span text:style-name="T168">int counter = 0;</text:span></text:p>
      <text:p text:style-name="P28"><text:span text:style-name="T168">struct otbor</text:span></text:p>
      <text:p text:style-name="P28"><text:span text:style-name="T168">{</text:span></text:p>
      <text:p text:style-name="P28"><text:span text:style-name="T168"><text:tab/>char ime[20];</text:span></text:p>
      <text:p text:style-name="P28"><text:span text:style-name="T168"><text:tab/>int godina;</text:span></text:p>
      <text:p text:style-name="P28"><text:span text:style-name="T168">};</text:span></text:p>
      <text:p text:style-name="P28"><text:span text:style-name="T168">otbor enter()</text:span></text:p>
      <text:p text:style-name="P28"><text:span text:style-name="T168">{</text:span></text:p>
      <text:p text:style-name="P28"><text:span text:style-name="T168"><text:tab/>cin.ignore();</text:span></text:p>
      <text:p text:style-name="P28"><text:span text:style-name="T168"><text:tab/>otbor o;</text:span></text:p>
      <text:p text:style-name="P28"><text:span text:style-name="T168"><text:tab/>char input_ime[20];</text:span></text:p>
      <text:p text:style-name="P28"><text:span text:style-name="T168"><text:tab/>char input_godina[20];</text:span></text:p>
      <text:p text:style-name="P28"><text:span text:style-name="T168"><text:tab/>cout &lt;&lt; "1.Vuvedete ime: ";</text:span></text:p>
      <text:p text:style-name="P28"><text:span text:style-name="T168"><text:tab/>cin.getline(o.ime, 20, '\n');</text:span></text:p>
      <text:p text:style-name="P28"><text:span text:style-name="T168"><text:tab/>cout &lt;&lt; "2.Vuvedete godina na suzdavane: ";</text:span></text:p>
      <text:p text:style-name="P28"><text:span text:style-name="T168"><text:tab/>cin &gt;&gt; o.godina;</text:span></text:p>
      <text:p text:style-name="P28"><text:span text:style-name="T168"><text:tab/>cout &lt;&lt; endl &lt;&lt; "Uspeshno dobavihte otbora!";</text:span></text:p>
      <text:p text:style-name="P28"><text:span text:style-name="T168"><text:tab/>cout &lt;&lt; endl &lt;&lt; "Ime: " &lt;&lt; o.ime;</text:span></text:p>
      <text:p text:style-name="P28"><text:span text:style-name="T168"><text:tab/>cout &lt;&lt; endl &lt;&lt; "Godina na suzdavane: " &lt;&lt; o.godina;</text:span></text:p>
      <text:p text:style-name="P28"><text:span text:style-name="T168"><text:tab/>return o;</text:span></text:p>
      <text:p text:style-name="P28"><text:span text:style-name="T168">};</text:span></text:p>
      <text:p text:style-name="P28"><text:span text:style-name="T168">struct match</text:span></text:p>
      <text:p text:style-name="P28"><text:span text:style-name="T168">{</text:span></text:p>
      <text:p text:style-name="P28"><text:span text:style-name="T168"><text:tab/>int home;</text:span></text:p>
      <text:p text:style-name="P28"><text:span text:style-name="T168"><text:tab/>int away;</text:span></text:p>
      <text:p text:style-name="P28"><text:span text:style-name="T168">};</text:span></text:p>
      <text:p text:style-name="P28"><text:span text:style-name="T168">void otbor_input(otbor o[], int counter, int nomer_list);</text:span></text:p>
      <text:p text:style-name="P28"><text:span text:style-name="T168">void otbor_output(otbor o[]);</text:span></text:p>
      <text:p text:style-name="P28"><text:span text:style-name="T168">void turnir(match m[N][N], otbor o[], int counter);</text:span></text:p>
      <text:p text:style-name="P28"><text:span text:style-name="T168">void tursene_s_ime(match m[N][N], otbor o[], int counter);</text:span></text:p>
      <text:p text:style-name="P28"><text:span text:style-name="T168">void izpisvane_na_match(match m[N][N], otbor o[], int k, int i);</text:span></text:p>
      <text:p text:style-name="P28"><text:span text:style-name="T168">void tursene_po_dve_imena(match m[N][N], otbor o[], int counter);</text:span></text:p>
      <text:p text:style-name="P28"><text:span text:style-name="T168">void Spravki_podmenu(otbor o[], int counter, match m[N][N]);</text:span></text:p>
      <text:p text:style-name="P28"><text:span text:style-name="T168">void Sortirane_Godina(otbor o[], int counter);</text:span></text:p>
      <text:p text:style-name="P28"><text:span text:style-name="T168">void Sortirane_Tochki(otbor o[], int counter, match m[N][N]);</text:span></text:p>
      <text:p text:style-name="P28"><text:span text:style-name="T168">void Izvejdane_Max_Popadeniq(otbor o[], match m[N][N], int counter);</text:span></text:p>
      <text:p text:style-name="P28"><text:span text:style-name="T168">void Izvejdane_Max_Razlika(otbor o[], match m[N][N], int counter);</text:span></text:p>
      <text:p text:style-name="P28"><text:span text:style-name="T168">void Izkopirane_Otbori(otbor o[], int counter, otbor o1[]);</text:span></text:p>
      <text:p text:style-name="P28"><text:span text:style-name="T168">void Save(otbor o[],match m[N][N], int counter);</text:span></text:p>
      <text:p text:style-name="P28"><text:span text:style-name="T168">int main()</text:span></text:p>
      <text:p text:style-name="P28"><text:span text:style-name="T168">{</text:span></text:p>
      <text:p text:style-name="P28"><text:span text:style-name="T168"><text:tab/>otbor o[N];</text:span></text:p>
      <text:p text:style-name="P28"><text:span text:style-name="T168"><text:tab/>int nomer_list = 0;</text:span></text:p>
      <text:p text:style-name="P28"><text:span text:style-name="T168"><text:tab/>char a = 'y';</text:span></text:p>
      <text:p text:style-name="P28"><text:span text:style-name="T168"><text:tab/>int izbor;</text:span></text:p>
      <text:p text:style-name="P28"><text:span text:style-name="T168"><text:tab/>match m[N][N];</text:span></text:p>
      <text:p text:style-name="P28"><text:span text:style-name="T168"><text:tab/>do {</text:span></text:p>
      <text:p text:style-name="P28"><text:span text:style-name="T168"><text:tab/><text:tab/>system("cls");</text:span></text:p>
      <text:p text:style-name="P28"><text:span text:style-name="T168"><text:tab/><text:tab/>cout &lt;&lt; "Futbolen Turnir: Menu";</text:span></text:p>
      <text:p text:style-name="P28"><text:span text:style-name="T168"><text:tab/><text:tab/>cout &lt;&lt; endl &lt;&lt; "1.Dobavqne na edin otbor";</text:span></text:p>
      <text:p text:style-name="P28"><text:span text:style-name="T168"><text:tab/><text:tab/>cout &lt;&lt; endl &lt;&lt; "2.Dobavqne na list ot otbori";</text:span></text:p>
      <text:p text:style-name="P28"><text:span text:style-name="T168"><text:tab/><text:tab/>cout &lt;&lt; endl &lt;&lt; "3.Izvejdane na otborite";</text:span></text:p>
      <text:p text:style-name="P28"><text:span text:style-name="T168"><text:tab/><text:tab/>cout &lt;&lt; endl &lt;&lt; "4.Purvenstvo";</text:span></text:p>
      <text:p text:style-name="P28"><text:span text:style-name="T168"><text:tab/><text:tab/>cout &lt;&lt; endl &lt;&lt; "5.Tursene na izigrani machove na edin otbor";</text:span></text:p>
      <text:p text:style-name="P28"><text:span text:style-name="T168"><text:tab/><text:tab/>cout &lt;&lt; endl &lt;&lt; "6.Tursene na izigrani machove mejdu dva otbora";</text:span></text:p>
      <text:p text:style-name="P28"><text:span text:style-name="T168"><text:tab/><text:tab/>cout &lt;&lt; endl &lt;&lt; "7.Spravki za uchastnici";</text:span></text:p>
      <text:p text:style-name="P28"><text:span text:style-name="T168"><text:tab/><text:tab/>cout &lt;&lt; endl &lt;&lt; "8.Zapazvane na dannite";</text:span></text:p>
      <text:p text:style-name="P28"><text:span text:style-name="T168"><text:tab/><text:tab/>cout &lt;&lt; endl &lt;&lt; "9.Izlizane ot programata";</text:span></text:p>
      <text:p text:style-name="P28"><text:span text:style-name="T168"><text:tab/><text:tab/>cout &lt;&lt; endl &lt;&lt; "Vuvedete izbor: ";</text:span></text:p>
      <text:p text:style-name="P28"><text:span text:style-name="T168"><text:tab/><text:tab/>cin &gt;&gt; izbor;</text:span></text:p>
      <text:p text:style-name="P28"><text:span text:style-name="T168"><text:tab/><text:tab/>while (izbor &lt; 0 || izbor &gt; 9) {</text:span></text:p>
      <text:p text:style-name="P28"><text:span text:style-name="T168"><text:tab/><text:tab/><text:tab/>cout &lt;&lt; "Molq vuvedete chislo ot 1 do 9!: ";</text:span></text:p>
      <text:p text:style-name="P28"><text:span text:style-name="T168"><text:tab/><text:tab/><text:tab/>cin &gt;&gt; izbor;</text:span></text:p>
      <text:p text:style-name="P28"><text:span text:style-name="T168"><text:tab/><text:tab/>}</text:span></text:p>
      <text:p text:style-name="P28"><text:span text:style-name="T168"><text:tab/><text:tab/>switch (izbor)</text:span></text:p>
      <text:p text:style-name="P28"><text:span text:style-name="T168"><text:tab/><text:tab/>{</text:span></text:p>
      <text:p text:style-name="P28"><text:span text:style-name="T168"><text:tab/><text:tab/>case 1:</text:span></text:p>
      <text:p text:style-name="P28"><text:span text:style-name="T168"><text:tab/><text:tab/><text:tab/>if (counter != N)</text:span></text:p>
      <text:p text:style-name="P28"><text:span text:style-name="T168"><text:tab/><text:tab/><text:tab/>{</text:span></text:p>
      <text:p text:style-name="P28"><text:span text:style-name="T168"><text:tab/><text:tab/><text:tab/><text:tab/>while (counter &lt; N &amp;&amp; (a == 'Y' || a == 'y')) {</text:span></text:p>
      <text:p text:style-name="P28"><text:span text:style-name="T168"><text:tab/><text:tab/><text:tab/><text:tab/><text:tab/>o[counter] = enter();</text:span></text:p>
      <text:p text:style-name="P28"><text:span text:style-name="T168"><text:tab/><text:tab/><text:tab/><text:tab/><text:tab/>counter++;</text:span></text:p>
      <text:p text:style-name="P28"><text:span text:style-name="T168"><text:tab/><text:tab/><text:tab/><text:tab/><text:tab/>cout &lt;&lt; endl &lt;&lt; "Iskate li da produljite da vuvejdate?(Y/N): ";</text:span></text:p>
      <text:p text:style-name="P28"><text:span text:style-name="T168"><text:tab/><text:tab/><text:tab/><text:tab/><text:tab/>do {</text:span></text:p>
      <text:p text:style-name="P28"><text:span text:style-name="T168"><text:tab/><text:tab/><text:tab/><text:tab/><text:tab/><text:tab/>cin &gt;&gt; a;</text:span></text:p>
      <text:p text:style-name="P28"><text:span text:style-name="T168"><text:tab/><text:tab/><text:tab/><text:tab/><text:tab/>} while ((a != 'N' &amp;&amp; a != 'n') &amp;&amp; (a != 'Y' &amp;&amp; a != 'y'));</text:span></text:p>
      <text:p text:style-name="P28"><text:span text:style-name="T168"><text:tab/><text:tab/><text:tab/><text:tab/><text:tab/>if (counter == N)</text:span></text:p>
      <text:p text:style-name="P28"><text:span text:style-name="T168"><text:tab/><text:tab/><text:tab/><text:tab/><text:tab/>{</text:span></text:p>
      <text:p text:style-name="P28"><text:span text:style-name="T168"><text:tab/><text:tab/><text:tab/><text:tab/><text:tab/><text:tab/>cout &lt;&lt; "Dostignahte maximalniq broi otbori" &lt;&lt; endl;</text:span></text:p>
      <text:p text:style-name="P28"><text:span text:style-name="T168"><text:tab/><text:tab/><text:tab/><text:tab/><text:tab/><text:tab/>system("pause");</text:span></text:p>
      <text:p text:style-name="P28"><text:span text:style-name="T168"><text:tab/><text:tab/><text:tab/><text:tab/><text:tab/>}</text:span></text:p>
      <text:p text:style-name="P28"><text:span text:style-name="T168"><text:tab/><text:tab/><text:tab/><text:tab/>}</text:span></text:p>
      <text:p text:style-name="P28"><text:span text:style-name="T168"><text:tab/><text:tab/><text:tab/>}</text:span></text:p>
      <text:p text:style-name="P28"><text:span text:style-name="T168"><text:tab/><text:tab/><text:tab/>else cout &lt;&lt; "Dostignahte maximalniq broi otbori" &lt;&lt; endl;</text:span></text:p>
      <text:p text:style-name="P28"><text:span text:style-name="T168"><text:tab/><text:tab/><text:tab/>a = 'y';</text:span></text:p>
      <text:p text:style-name="P28"><text:span text:style-name="T168"><text:tab/><text:tab/><text:tab/>system("pause");</text:span></text:p>
      <text:p text:style-name="P28"><text:span text:style-name="T168"><text:tab/><text:tab/><text:tab/>break;</text:span></text:p>
      <text:p text:style-name="P28"><text:span text:style-name="T168"><text:tab/><text:tab/>case 2:</text:span></text:p>
      <text:p text:style-name="P28"><text:span text:style-name="T168"><text:tab/><text:tab/><text:tab/>if (counter == N || nomer_list == N)</text:span></text:p>
      <text:p text:style-name="P28"><text:span text:style-name="T168"><text:tab/><text:tab/><text:tab/>{</text:span></text:p>
      <text:p text:style-name="P28"><text:span text:style-name="T168"><text:tab/><text:tab/><text:tab/><text:tab/>cout &lt;&lt; "Dostignahte maximalniq broi otbori" &lt;&lt; endl;</text:span></text:p>
      <text:p text:style-name="P28"><text:span text:style-name="T168"><text:tab/><text:tab/><text:tab/><text:tab/>system("pause");</text:span></text:p>
      <text:p text:style-name="P28"><text:span text:style-name="T168"><text:tab/><text:tab/><text:tab/>}</text:span></text:p>
      <text:p text:style-name="P28"><text:span text:style-name="T168"><text:tab/><text:tab/><text:tab/>else {</text:span></text:p>
      <text:p text:style-name="P28"><text:span text:style-name="T168"><text:tab/><text:tab/><text:tab/><text:tab/>cout &lt;&lt; endl &lt;&lt; "Kolko otbora iskate da vuvedete: ";</text:span></text:p>
      <text:p text:style-name="P28"><text:span text:style-name="T168"><text:tab/><text:tab/><text:tab/><text:tab/>cin &gt;&gt; nomer_list;</text:span></text:p>
      <text:p text:style-name="P28"><text:span text:style-name="T168"><text:tab/><text:tab/><text:tab/><text:tab/>while (counter + nomer_list &gt; N)</text:span></text:p>
      <text:p text:style-name="P28"><text:span text:style-name="T168"><text:tab/><text:tab/><text:tab/><text:tab/>{</text:span></text:p>
      <text:p text:style-name="P28"><text:span text:style-name="T168"><text:tab/><text:tab/><text:tab/><text:tab/><text:tab/>cout &lt;&lt; "Molq vuvedete maximum 5 otbora: ";</text:span></text:p>
      <text:p text:style-name="P28"><text:span text:style-name="T168"><text:tab/><text:tab/><text:tab/><text:tab/><text:tab/>cin &gt;&gt; nomer_list;</text:span></text:p>
      <text:p text:style-name="P28"><text:span text:style-name="T168"><text:tab/><text:tab/><text:tab/><text:tab/>}</text:span></text:p>
      <text:p text:style-name="P28"><text:span text:style-name="T168"><text:tab/><text:tab/><text:tab/><text:tab/>otbor_input(o, counter, nomer_list);</text:span></text:p>
      <text:p text:style-name="P28"><text:span text:style-name="T168"><text:tab/><text:tab/><text:tab/><text:tab/>counter = counter + nomer_list;</text:span></text:p>
      <text:p text:style-name="P28"><text:span text:style-name="T168"><text:tab/><text:tab/><text:tab/>}</text:span></text:p>
      <text:p text:style-name="P28"><text:span text:style-name="T169"/></text:p>
      <text:p text:style-name="P28"><text:span text:style-name="T170"><text:tab/><text:tab/><text:tab/>break;</text:span></text:p>
      <text:p text:style-name="P28"><text:span text:style-name="T170"><text:tab/><text:tab/>case 3:</text:span></text:p>
      <text:p text:style-name="P28"><text:span text:style-name="T170"><text:tab/><text:tab/><text:tab/>otbor_output(o);</text:span></text:p>
      <text:p text:style-name="P28"><text:span text:style-name="T170"><text:tab/><text:tab/><text:tab/>system("pause");</text:span></text:p>
      <text:p text:style-name="P28"><text:span text:style-name="T170"><text:tab/><text:tab/><text:tab/>break;</text:span></text:p>
      <text:p text:style-name="P28"><text:span text:style-name="T170"><text:tab/><text:tab/>case 4:</text:span></text:p>
      <text:p text:style-name="P28"><text:span text:style-name="T170"><text:tab/><text:tab/><text:tab/>if (counter &lt; 3)</text:span></text:p>
      <text:p text:style-name="P28"><text:span text:style-name="T170"><text:tab/><text:tab/><text:tab/>{</text:span></text:p>
      <text:p text:style-name="P28"><text:span text:style-name="T170"><text:tab/><text:tab/><text:tab/><text:tab/>cout &lt;&lt; "Molq purvo vuvedete pone 3 otbora" &lt;&lt; endl;</text:span></text:p>
      <text:p text:style-name="P28"><text:span text:style-name="T170"><text:tab/><text:tab/><text:tab/>}</text:span></text:p>
      <text:p text:style-name="P28"><text:span text:style-name="T170"><text:tab/><text:tab/><text:tab/>else</text:span></text:p>
      <text:p text:style-name="P28"><text:span text:style-name="T170"><text:tab/><text:tab/><text:tab/>{</text:span></text:p>
      <text:p text:style-name="P28"><text:span text:style-name="T170"><text:tab/><text:tab/><text:tab/><text:tab/>turnir(m, o, counter);</text:span></text:p>
      <text:p text:style-name="P28"><text:span text:style-name="T170"><text:tab/><text:tab/><text:tab/>}</text:span></text:p>
      <text:p text:style-name="P28"><text:span text:style-name="T170"><text:tab/><text:tab/><text:tab/>system("pause");</text:span></text:p>
      <text:p text:style-name="P28"><text:span text:style-name="T170"><text:tab/><text:tab/><text:tab/>break;</text:span></text:p>
      <text:p text:style-name="P28"><text:span text:style-name="T170"><text:tab/><text:tab/>case 5:</text:span></text:p>
      <text:p text:style-name="P28"><text:span text:style-name="T170"><text:tab/><text:tab/><text:tab/>tursene_s_ime(m, o, counter);</text:span></text:p>
      <text:p text:style-name="P28"><text:span text:style-name="T170"><text:tab/><text:tab/><text:tab/>system("pause");</text:span></text:p>
      <text:p text:style-name="P28"><text:span text:style-name="T170"><text:tab/><text:tab/><text:tab/>break;</text:span></text:p>
      <text:p text:style-name="P28"><text:span text:style-name="T170"><text:tab/><text:tab/>case 6:</text:span></text:p>
      <text:p text:style-name="P28"><text:span text:style-name="T170"><text:tab/><text:tab/><text:tab/>tursene_po_dve_imena(m, o, counter);</text:span></text:p>
      <text:p text:style-name="P28"><text:span text:style-name="T170"><text:tab/><text:tab/><text:tab/>system("pause");</text:span></text:p>
      <text:p text:style-name="P28"><text:span text:style-name="T170"><text:tab/><text:tab/><text:tab/>break;</text:span></text:p>
      <text:p text:style-name="P28"><text:span text:style-name="T170"><text:tab/><text:tab/>case 7:</text:span></text:p>
      <text:p text:style-name="P28"><text:span text:style-name="T170"><text:tab/><text:tab/><text:tab/>Spravki_podmenu(o, counter, m);</text:span></text:p>
      <text:p text:style-name="P28"><text:span text:style-name="T170"><text:tab/><text:tab/><text:tab/>system("pause");</text:span></text:p>
      <text:p text:style-name="P28"><text:span text:style-name="T170"><text:tab/><text:tab/><text:tab/>break;</text:span></text:p>
      <text:p text:style-name="P28"><text:span text:style-name="T170"><text:tab/><text:tab/>case 8:</text:span></text:p>
      <text:p text:style-name="P28"><text:span text:style-name="T170"><text:tab/><text:tab/><text:tab/>Save(o, m, counter);</text:span></text:p>
      <text:p text:style-name="P28"><text:span text:style-name="T170"><text:tab/><text:tab/><text:tab/>break;</text:span></text:p>
      <text:p text:style-name="P28"><text:span text:style-name="T170"><text:tab/><text:tab/>}</text:span></text:p>
      <text:p text:style-name="P28"><text:span text:style-name="T171"/></text:p>
      <text:p text:style-name="P28"><text:span text:style-name="T172"><text:tab/>} while (izbor != 9);</text:span></text:p>
      <text:p text:style-name="P28"><text:span text:style-name="T172"><text:tab/>return 0;</text:span></text:p>
      <text:p text:style-name="P28"><text:span text:style-name="T172">}</text:span></text:p>
      <text:p text:style-name="P28"><text:span text:style-name="T173"/></text:p>
      <text:p text:style-name="P28"><text:span text:style-name="T174">void otbor_input(otbor o[], int counter, int nomer_list)</text:span></text:p>
      <text:p text:style-name="P28"><text:span text:style-name="T174">{</text:span></text:p>
      <text:p text:style-name="P28"><text:span text:style-name="T174"><text:tab/>do</text:span></text:p>
      <text:p text:style-name="P28"><text:span text:style-name="T174"><text:tab/>{</text:span></text:p>
      <text:p text:style-name="P28"><text:span text:style-name="T174"><text:tab/><text:tab/>cout &lt;&lt; "Ime : ";</text:span></text:p>
      <text:p text:style-name="P28"><text:span text:style-name="T174"><text:tab/><text:tab/>cin &gt;&gt; o[counter].ime;</text:span></text:p>
      <text:p text:style-name="P28"><text:span text:style-name="T174"><text:tab/><text:tab/>cout &lt;&lt; "Godina<text:s text:c="2"/>: ";</text:span></text:p>
      <text:p text:style-name="P28"><text:span text:style-name="T174"><text:tab/><text:tab/>cin &gt;&gt; o[counter].godina;</text:span></text:p>
      <text:p text:style-name="P28"><text:span text:style-name="T174"><text:tab/><text:tab/>nomer_list--;</text:span></text:p>
      <text:p text:style-name="P28"><text:span text:style-name="T174"><text:tab/><text:tab/>counter++;</text:span></text:p>
      <text:p text:style-name="P28"><text:span text:style-name="T175"/></text:p>
      <text:p text:style-name="P28"><text:span text:style-name="T176"><text:tab/>} while (nomer_list != 0);</text:span></text:p>
      <text:p text:style-name="P28"><text:span text:style-name="T176">}</text:span></text:p>
      <text:p text:style-name="P28"><text:span text:style-name="T176">void otbor_output(otbor o[])</text:span></text:p>
      <text:p text:style-name="P28"><text:span text:style-name="T176">{</text:span></text:p>
      <text:p text:style-name="P28"><text:span text:style-name="T176"><text:tab/>cout &lt;&lt; "List s vsichki otbori" &lt;&lt; endl;</text:span></text:p>
      <text:p text:style-name="P28"><text:span text:style-name="T176"><text:tab/>for (int i = 0; i &lt; counter; i++)</text:span></text:p>
      <text:p text:style-name="P28"><text:span text:style-name="T176"><text:tab/>{</text:span></text:p>
      <text:p text:style-name="P28"><text:span text:style-name="T176"><text:tab/><text:tab/>cout &lt;&lt; "Otbor: " &lt;&lt; o[i].ime &lt;&lt; endl;</text:span></text:p>
      <text:p text:style-name="P28"><text:span text:style-name="T176"><text:tab/><text:tab/>cout &lt;&lt; "Suzdaden prez:" &lt;&lt; o[i].godina &lt;&lt; endl &lt;&lt; endl;</text:span></text:p>
      <text:p text:style-name="P28"><text:span text:style-name="T176"><text:tab/>}</text:span></text:p>
      <text:p text:style-name="P28"><text:span text:style-name="T176">}</text:span></text:p>
      <text:p text:style-name="P28"><text:span text:style-name="T176">void turnir(match m[N][N], otbor o[], int counter)</text:span></text:p>
      <text:p text:style-name="P28"><text:span text:style-name="T176">{</text:span></text:p>
      <text:p text:style-name="P28"><text:span text:style-name="T176"><text:tab/>srand(time(NULL));</text:span></text:p>
      <text:p text:style-name="P28"><text:span text:style-name="T176"><text:tab/>for (int k = 0; k &lt; counter; k++)</text:span></text:p>
      <text:p text:style-name="P28"><text:span text:style-name="T176"><text:tab/>{</text:span></text:p>
      <text:p text:style-name="P28"><text:span text:style-name="T176"><text:tab/><text:tab/>for (int i = 0; i &lt; counter; i++)</text:span></text:p>
      <text:p text:style-name="P28"><text:span text:style-name="T176"><text:tab/><text:tab/>{</text:span></text:p>
      <text:p text:style-name="P28"><text:span text:style-name="T176"><text:tab/><text:tab/><text:tab/>if (i != k)</text:span></text:p>
      <text:p text:style-name="P28"><text:span text:style-name="T176"><text:tab/><text:tab/><text:tab/>{</text:span></text:p>
      <text:p text:style-name="P28"><text:span text:style-name="T176"><text:tab/><text:tab/><text:tab/><text:tab/>m[k][i].home = rand() % 10 + 1;</text:span></text:p>
      <text:p text:style-name="P28"><text:span text:style-name="T176"><text:tab/><text:tab/><text:tab/><text:tab/>m[k][i].away = rand() % 10 + 1;</text:span></text:p>
      <text:p text:style-name="P28"><text:span text:style-name="T176"><text:tab/><text:tab/><text:tab/><text:tab/>izpisvane_na_match(m, o, k, i);</text:span></text:p>
      <text:p text:style-name="P28"><text:span text:style-name="T176"><text:tab/><text:tab/><text:tab/>}</text:span></text:p>
      <text:p text:style-name="P28"><text:span text:style-name="T176"><text:tab/><text:tab/><text:tab/>else</text:span></text:p>
      <text:p text:style-name="P28"><text:span text:style-name="T176"><text:tab/><text:tab/><text:tab/>{</text:span></text:p>
      <text:p text:style-name="P28"><text:span text:style-name="T176"><text:tab/><text:tab/><text:tab/><text:tab/>continue;</text:span></text:p>
      <text:p text:style-name="P28"><text:span text:style-name="T176"><text:tab/><text:tab/><text:tab/>}</text:span></text:p>
      <text:p text:style-name="P28"><text:span text:style-name="T176"><text:tab/><text:tab/>}</text:span></text:p>
      <text:p text:style-name="P28"><text:span text:style-name="T176"><text:tab/>}</text:span></text:p>
      <text:p text:style-name="P28"><text:span text:style-name="T176">}</text:span></text:p>
      <text:p text:style-name="P28"><text:span text:style-name="T176">void tursene_s_ime(match m[N][N], otbor o[], int counter)</text:span></text:p>
      <text:p text:style-name="P28"><text:span text:style-name="T176">{</text:span></text:p>
      <text:p text:style-name="P28"><text:span text:style-name="T176"><text:tab/>int otbor_index = -1;</text:span></text:p>
      <text:p text:style-name="P28"><text:span text:style-name="T176"><text:tab/>char ime[20];</text:span></text:p>
      <text:p text:style-name="P28"><text:span text:style-name="T176"><text:tab/>cout &lt;&lt; "Molq vuvedete ime na otbor: ";</text:span></text:p>
      <text:p text:style-name="P28"><text:span text:style-name="T176"><text:tab/>cin &gt;&gt; ime;</text:span></text:p>
      <text:p text:style-name="P28"><text:span text:style-name="T176"><text:tab/>for (int i = 0; i &lt; counter; i++)</text:span></text:p>
      <text:p text:style-name="P28"><text:span text:style-name="T176"><text:tab/>{</text:span></text:p>
      <text:p text:style-name="P28"><text:span text:style-name="T176"><text:tab/><text:tab/>if (!strcmp(ime, o[i].ime))</text:span></text:p>
      <text:p text:style-name="P28"><text:span text:style-name="T176"><text:tab/><text:tab/>{</text:span></text:p>
      <text:p text:style-name="P28"><text:span text:style-name="T176"><text:tab/><text:tab/><text:tab/>otbor_index = i;</text:span></text:p>
      <text:p text:style-name="P28"><text:span text:style-name="T176"><text:tab/><text:tab/>}</text:span></text:p>
      <text:p text:style-name="P28"><text:span text:style-name="T176"><text:tab/>}</text:span></text:p>
      <text:p text:style-name="P28"><text:span text:style-name="T176"><text:tab/>if (otbor_index != -1)</text:span></text:p>
      <text:p text:style-name="P28"><text:span text:style-name="T176"><text:tab/>{</text:span></text:p>
      <text:p text:style-name="P28"><text:span text:style-name="T176"><text:tab/><text:tab/>for (int i = 0; i &lt; counter; i++)</text:span></text:p>
      <text:p text:style-name="P28"><text:span text:style-name="T176"><text:tab/><text:tab/><text:tab/>if (otbor_index != i)</text:span></text:p>
      <text:p text:style-name="P28"><text:span text:style-name="T176"><text:tab/><text:tab/><text:tab/>{</text:span></text:p>
      <text:p text:style-name="P28"><text:span text:style-name="T176"><text:tab/><text:tab/><text:tab/><text:tab/>izpisvane_na_match(m, o, otbor_index, i);</text:span></text:p>
      <text:p text:style-name="P28"><text:span text:style-name="T176"><text:tab/><text:tab/><text:tab/><text:tab/>izpisvane_na_match(m, o, i, otbor_index);</text:span></text:p>
      <text:p text:style-name="P28"><text:span text:style-name="T176"><text:tab/><text:tab/><text:tab/><text:tab/>cout &lt;&lt; endl;</text:span></text:p>
      <text:p text:style-name="P28"><text:span text:style-name="T176"><text:tab/><text:tab/><text:tab/>}</text:span></text:p>
      <text:p text:style-name="P28"><text:span text:style-name="T176"><text:tab/>}</text:span></text:p>
      <text:p text:style-name="P28"><text:span text:style-name="T176"><text:tab/>else</text:span></text:p>
      <text:p text:style-name="P28"><text:span text:style-name="T176"><text:tab/>{</text:span></text:p>
      <text:p text:style-name="P28"><text:span text:style-name="T176"><text:tab/><text:tab/>cout &lt;&lt; "Tozi otbor ne sushtestvuva molq probvaite otnovo! ";</text:span></text:p>
      <text:p text:style-name="P28"><text:span text:style-name="T176"><text:tab/>}</text:span></text:p>
      <text:p text:style-name="P28"><text:span text:style-name="T176">}</text:span></text:p>
      <text:p text:style-name="P28"><text:span text:style-name="T176">void izpisvane_na_match(match m[N][N], otbor o[], int k, int i)</text:span></text:p>
      <text:p text:style-name="P28"><text:span text:style-name="T176">{</text:span></text:p>
      <text:p text:style-name="P28"><text:span text:style-name="T176"><text:tab/>if (k != i)</text:span></text:p>
      <text:p text:style-name="P28"><text:span text:style-name="T176"><text:tab/>{</text:span></text:p>
      <text:p text:style-name="P28"><text:span text:style-name="T176"><text:tab/><text:tab/>cout &lt;&lt; "Rezultata ot macha e: " &lt;&lt; o[k].ime &lt;&lt; " " &lt;&lt; m[k][i].home &lt;&lt; " - " &lt;&lt; m[k][i].away &lt;&lt; " " &lt;&lt; o[i].ime &lt;&lt; endl;</text:span></text:p>
      <text:p text:style-name="P28"><text:span text:style-name="T176"><text:tab/>}</text:span></text:p>
      <text:p text:style-name="P28"><text:span text:style-name="T176">}</text:span></text:p>
      <text:p text:style-name="P28"><text:span text:style-name="T176">void tursene_po_dve_imena(match m[N][N], otbor o[], int counter)</text:span></text:p>
      <text:p text:style-name="P28"><text:span text:style-name="T176">{</text:span></text:p>
      <text:p text:style-name="P28"><text:span text:style-name="T176"><text:tab/>int otbor_index1 = -1;</text:span></text:p>
      <text:p text:style-name="P28"><text:span text:style-name="T176"><text:tab/>int otbor_index2 = -1;</text:span></text:p>
      <text:p text:style-name="P28"><text:span text:style-name="T176"><text:tab/>char ime1[20];</text:span></text:p>
      <text:p text:style-name="P28"><text:span text:style-name="T176"><text:tab/>char ime2[20];</text:span></text:p>
      <text:p text:style-name="P28"><text:span text:style-name="T176"><text:tab/>cout &lt;&lt; "Vuvedete imeto na purviq otbor: ";</text:span></text:p>
      <text:p text:style-name="P28"><text:span text:style-name="T176"><text:tab/>cin &gt;&gt; ime1;</text:span></text:p>
      <text:p text:style-name="P28"><text:span text:style-name="T176"><text:tab/>cout &lt;&lt; endl &lt;&lt; "Vuvedete imeto na vtoriq otbor: ";</text:span></text:p>
      <text:p text:style-name="P28"><text:span text:style-name="T176"><text:tab/>cin &gt;&gt; ime2;</text:span></text:p>
      <text:p text:style-name="P28"><text:span text:style-name="T176"><text:tab/>for (int i = 0; i &lt; counter; i++)</text:span></text:p>
      <text:p text:style-name="P28"><text:span text:style-name="T176"><text:tab/>{</text:span></text:p>
      <text:p text:style-name="P28"><text:span text:style-name="T176"><text:tab/><text:tab/>if (!strcmp(ime1, o[i].ime))</text:span></text:p>
      <text:p text:style-name="P28"><text:span text:style-name="T176"><text:tab/><text:tab/>{</text:span></text:p>
      <text:p text:style-name="P28"><text:span text:style-name="T176"><text:tab/><text:tab/><text:tab/>otbor_index1 = i;</text:span></text:p>
      <text:p text:style-name="P28"><text:span text:style-name="T176"><text:tab/><text:tab/>}</text:span></text:p>
      <text:p text:style-name="P28"><text:span text:style-name="T176"><text:tab/><text:tab/>if (!strcmp(ime2, o[i].ime))</text:span></text:p>
      <text:p text:style-name="P28"><text:span text:style-name="T176"><text:tab/><text:tab/>{</text:span></text:p>
      <text:p text:style-name="P28"><text:span text:style-name="T176"><text:tab/><text:tab/><text:tab/>otbor_index2 = i;</text:span></text:p>
      <text:p text:style-name="P28"><text:span text:style-name="T176"><text:tab/><text:tab/>}</text:span></text:p>
      <text:p text:style-name="P28"><text:span text:style-name="T176"><text:tab/>}</text:span></text:p>
      <text:p text:style-name="P28"><text:span text:style-name="T176"><text:tab/>if (otbor_index1 == -1 || otbor_index2 == -1)</text:span></text:p>
      <text:p text:style-name="P28"><text:span text:style-name="T176"><text:tab/>{</text:span></text:p>
      <text:p text:style-name="P28"><text:span text:style-name="T176"><text:tab/><text:tab/>cout &lt;&lt; "Pone edin ot dvata otbora ne sushtestvua probvaite otnovo!";</text:span></text:p>
      <text:p text:style-name="P28"><text:span text:style-name="T176"><text:tab/>}</text:span></text:p>
      <text:p text:style-name="P28"><text:span text:style-name="T176"><text:tab/>else</text:span></text:p>
      <text:p text:style-name="P28"><text:span text:style-name="T176"><text:tab/>{</text:span></text:p>
      <text:p text:style-name="P28"><text:span text:style-name="T176"><text:tab/><text:tab/>izpisvane_na_match(m, o, otbor_index1, otbor_index2);</text:span></text:p>
      <text:p text:style-name="P28"><text:span text:style-name="T176"><text:tab/><text:tab/>izpisvane_na_match(m, o, otbor_index2, otbor_index1);</text:span></text:p>
      <text:p text:style-name="P28"><text:span text:style-name="T176"><text:tab/>}</text:span></text:p>
      <text:p text:style-name="P28"><text:span text:style-name="T176">}</text:span></text:p>
      <text:p text:style-name="P28"><text:span text:style-name="T176">void Spravki_podmenu(otbor o[], int counter, match m[N][N])</text:span></text:p>
      <text:p text:style-name="P28"><text:span text:style-name="T176">{</text:span></text:p>
      <text:p text:style-name="P28"><text:span text:style-name="T176"><text:tab/>int podmenu_izbor;</text:span></text:p>
      <text:p text:style-name="P28"><text:span text:style-name="T176"><text:tab/>do{</text:span></text:p>
      <text:p text:style-name="P28"><text:span text:style-name="T176"><text:tab/><text:tab/>system("cls");</text:span></text:p>
      <text:p text:style-name="P28"><text:span text:style-name="T176"><text:tab/><text:tab/>cout &lt;&lt; endl &lt;&lt; "1.Izvejdane na otborite po godina na suzdavane";</text:span></text:p>
      <text:p text:style-name="P28"><text:span text:style-name="T176"><text:tab/><text:tab/>cout &lt;&lt; endl &lt;&lt; "2.Izvejdane na otborite po specheleni tochki";</text:span></text:p>
      <text:p text:style-name="P28"><text:span text:style-name="T176"><text:tab/><text:tab/>cout &lt;&lt; endl &lt;&lt; "3.Izvejdane na otbora s nai-mnogo popadeniq";</text:span></text:p>
      <text:p text:style-name="P28"><text:span text:style-name="T176"><text:tab/><text:tab/>cout &lt;&lt; endl &lt;&lt; "4.Izvejdane na otbora s nai-dobra golova razlika";</text:span></text:p>
      <text:p text:style-name="P28"><text:span text:style-name="T176"><text:tab/><text:tab/>cout &lt;&lt; endl &lt;&lt; "5.Vrushtane v menuto";</text:span></text:p>
      <text:p text:style-name="P28"><text:span text:style-name="T176"><text:tab/><text:tab/>cout &lt;&lt; endl &lt;&lt; "Vuvedete izbor: ";</text:span></text:p>
      <text:p text:style-name="P28"><text:span text:style-name="T176"><text:tab/><text:tab/>cin &gt;&gt; podmenu_izbor;</text:span></text:p>
      <text:p text:style-name="P28"><text:span text:style-name="T176"><text:tab/><text:tab/>while (podmenu_izbor &lt; 0 || podmenu_izbor &gt; 5)</text:span></text:p>
      <text:p text:style-name="P28"><text:span text:style-name="T176"><text:tab/><text:tab/>{</text:span></text:p>
      <text:p text:style-name="P28"><text:span text:style-name="T176"><text:tab/><text:tab/><text:tab/>cout &lt;&lt; "Vuvedete chislo ot 1 do 5!: ";</text:span></text:p>
      <text:p text:style-name="P28"><text:span text:style-name="T176"><text:tab/><text:tab/><text:tab/>cin &gt;&gt; podmenu_izbor;</text:span></text:p>
      <text:p text:style-name="P28"><text:span text:style-name="T176"><text:tab/><text:tab/>}</text:span></text:p>
      <text:p text:style-name="P28"><text:span text:style-name="T176"><text:tab/><text:tab/>switch (podmenu_izbor)</text:span></text:p>
      <text:p text:style-name="P28"><text:span text:style-name="T176"><text:tab/><text:tab/>{</text:span></text:p>
      <text:p text:style-name="P28"><text:span text:style-name="T176"><text:tab/><text:tab/>case 1:</text:span></text:p>
      <text:p text:style-name="P28"><text:span text:style-name="T176"><text:tab/><text:tab/><text:tab/>Sortirane_Godina(o, counter);</text:span></text:p>
      <text:p text:style-name="P28"><text:span text:style-name="T176"><text:tab/><text:tab/><text:tab/>system("pause");</text:span></text:p>
      <text:p text:style-name="P28"><text:span text:style-name="T176"><text:tab/><text:tab/><text:tab/>break;</text:span></text:p>
      <text:p text:style-name="P28"><text:span text:style-name="T176"><text:tab/><text:tab/>case 2:</text:span></text:p>
      <text:p text:style-name="P28"><text:span text:style-name="T176"><text:tab/><text:tab/><text:tab/>Sortirane_Tochki(o, counter, m);</text:span></text:p>
      <text:p text:style-name="P28"><text:span text:style-name="T176"><text:tab/><text:tab/><text:tab/>system("pause");</text:span></text:p>
      <text:p text:style-name="P28"><text:span text:style-name="T176"><text:tab/><text:tab/><text:tab/>break;</text:span></text:p>
      <text:p text:style-name="P28"><text:span text:style-name="T176"><text:tab/><text:tab/>case 3:</text:span></text:p>
      <text:p text:style-name="P28"><text:span text:style-name="T176"><text:tab/><text:tab/><text:tab/>Izvejdane_Max_Popadeniq(o, m, counter);</text:span></text:p>
      <text:p text:style-name="P28"><text:span text:style-name="T176"><text:tab/><text:tab/><text:tab/>system("pause");</text:span></text:p>
      <text:p text:style-name="P28"><text:span text:style-name="T176"><text:tab/><text:tab/><text:tab/>break;</text:span></text:p>
      <text:p text:style-name="P28"><text:span text:style-name="T176"><text:tab/><text:tab/>case 4:</text:span></text:p>
      <text:p text:style-name="P28"><text:span text:style-name="T176"><text:tab/><text:tab/><text:tab/>Izvejdane_Max_Razlika(o, m, counter);</text:span></text:p>
      <text:p text:style-name="P28"><text:span text:style-name="T176"><text:tab/><text:tab/><text:tab/>system("pause");</text:span></text:p>
      <text:p text:style-name="P28"><text:span text:style-name="T176"><text:tab/><text:tab/><text:tab/>break;</text:span></text:p>
      <text:p text:style-name="P28"><text:span text:style-name="T176"><text:tab/><text:tab/>}</text:span></text:p>
      <text:p text:style-name="P28"><text:span text:style-name="T176"><text:tab/>} while (podmenu_izbor != 5);</text:span></text:p>
      <text:p text:style-name="P28"><text:span text:style-name="T176">}</text:span></text:p>
      <text:p text:style-name="P28"><text:span text:style-name="T176">void Izkopirane_Otbori(otbor o[], int counter, otbor o1[])</text:span></text:p>
      <text:p text:style-name="P28"><text:span text:style-name="T176">{</text:span></text:p>
      <text:p text:style-name="P28"><text:span text:style-name="T176"><text:tab/>for (int i = 0; i &lt; counter; i++)</text:span></text:p>
      <text:p text:style-name="P28"><text:span text:style-name="T176"><text:tab/>{</text:span></text:p>
      <text:p text:style-name="P28"><text:span text:style-name="T176"><text:tab/><text:tab/>o1[i] = o[i];</text:span></text:p>
      <text:p text:style-name="P28"><text:span text:style-name="T176"><text:tab/>}</text:span></text:p>
      <text:p text:style-name="P28"><text:span text:style-name="T176">}</text:span></text:p>
      <text:p text:style-name="P28"><text:span text:style-name="T176">void Sortirane_Godina(otbor o[], int counter)</text:span></text:p>
      <text:p text:style-name="P28"><text:span text:style-name="T176">{</text:span></text:p>
      <text:p text:style-name="P28"><text:span text:style-name="T176"><text:tab/>otbor buff;</text:span></text:p>
      <text:p text:style-name="P28"><text:span text:style-name="T176"><text:tab/>otbor o1[N];</text:span></text:p>
      <text:p text:style-name="P28"><text:span text:style-name="T176"><text:tab/>Izkopirane_Otbori(o, counter, o1);</text:span></text:p>
      <text:p text:style-name="P28"><text:span text:style-name="T176"><text:tab/>cout &lt;&lt; "List na vsichki otbori podredeni po godina na suzdavane" &lt;&lt; endl;</text:span></text:p>
      <text:p text:style-name="P28"><text:span text:style-name="T177"/></text:p>
      <text:p text:style-name="P28"><text:span text:style-name="T178"><text:tab/>for (int k = counter; k &gt; 1; k--)</text:span></text:p>
      <text:p text:style-name="P28"><text:span text:style-name="T178"><text:tab/>{</text:span></text:p>
      <text:p text:style-name="P28"><text:span text:style-name="T178"><text:tab/><text:tab/>for (int i = 0; i &lt; k - 1; i++)</text:span></text:p>
      <text:p text:style-name="P28"><text:span text:style-name="T178"><text:tab/><text:tab/><text:tab/>if (o1[i].godina &lt; o1[i + 1].godina)</text:span></text:p>
      <text:p text:style-name="P28"><text:span text:style-name="T178"><text:tab/><text:tab/><text:tab/>{</text:span></text:p>
      <text:p text:style-name="P28"><text:span text:style-name="T178"><text:tab/><text:tab/><text:tab/><text:tab/>buff = o1[i];</text:span></text:p>
      <text:p text:style-name="P28"><text:span text:style-name="T178"><text:tab/><text:tab/><text:tab/><text:tab/>o1[i] = o1[i + 1];</text:span></text:p>
      <text:p text:style-name="P28"><text:span text:style-name="T178"><text:tab/><text:tab/><text:tab/><text:tab/>o1[i + 1] = buff;</text:span></text:p>
      <text:p text:style-name="P28"><text:span text:style-name="T178"><text:tab/><text:tab/><text:tab/>}</text:span></text:p>
      <text:p text:style-name="P28"><text:span text:style-name="T178"><text:tab/>}</text:span></text:p>
      <text:p text:style-name="P28"><text:span text:style-name="T178"><text:tab/>for (int i = 0; i &lt; counter; i++)</text:span></text:p>
      <text:p text:style-name="P28"><text:span text:style-name="T178"><text:tab/><text:tab/>cout &lt;&lt; endl &lt;&lt;"Otbor:"&lt;&lt; o1[i].ime &lt;&lt; endl&lt;&lt;"Suzdaden prez:" &lt;&lt; o1[i].godina &lt;&lt; endl;</text:span></text:p>
      <text:p text:style-name="P28"><text:span text:style-name="T178">}</text:span></text:p>
      <text:p text:style-name="P28"><text:span text:style-name="T178">void Sortirane_Tochki(otbor o[], int counter, match m[N][N])</text:span></text:p>
      <text:p text:style-name="P28"><text:span text:style-name="T178">{</text:span></text:p>
      <text:p text:style-name="P28"><text:span text:style-name="T178"><text:tab/>int tochki[N];</text:span></text:p>
      <text:p text:style-name="P28"><text:span text:style-name="T178"><text:tab/>int buffer;</text:span></text:p>
      <text:p text:style-name="P28"><text:span text:style-name="T178"><text:tab/>for (int i = 0; i &lt; counter; i++)</text:span></text:p>
      <text:p text:style-name="P28"><text:span text:style-name="T178"><text:tab/>{</text:span></text:p>
      <text:p text:style-name="P28"><text:span text:style-name="T178"><text:tab/><text:tab/>tochki[i] = 0;</text:span></text:p>
      <text:p text:style-name="P28"><text:span text:style-name="T178"><text:tab/>}</text:span></text:p>
      <text:p text:style-name="P28"><text:span text:style-name="T178"><text:tab/>otbor buff;</text:span></text:p>
      <text:p text:style-name="P28"><text:span text:style-name="T178"><text:tab/>otbor o1[N];</text:span></text:p>
      <text:p text:style-name="P28"><text:span text:style-name="T178"><text:tab/>Izkopirane_Otbori(o, counter, o1);</text:span></text:p>
      <text:p text:style-name="P28"><text:span text:style-name="T178"><text:tab/>cout &lt;&lt; "List na vsichki otbori podredeni po tochki" &lt;&lt; endl;</text:span></text:p>
      <text:p text:style-name="P28"><text:span text:style-name="T178"><text:tab/>for (int i = 0; i &lt; counter; i++)</text:span></text:p>
      <text:p text:style-name="P28"><text:span text:style-name="T178"><text:tab/>{</text:span></text:p>
      <text:p text:style-name="P28"><text:span text:style-name="T178"><text:tab/><text:tab/>o1[i] = o[i];</text:span></text:p>
      <text:p text:style-name="P28"><text:span text:style-name="T178"><text:tab/>}</text:span></text:p>
      <text:p text:style-name="P28"><text:span text:style-name="T178"><text:tab/>for (int k = 0; k &lt; counter; k++)</text:span></text:p>
      <text:p text:style-name="P28"><text:span text:style-name="T178"><text:tab/>{</text:span></text:p>
      <text:p text:style-name="P28"><text:span text:style-name="T178"><text:tab/><text:tab/>for (int i = 0; i &lt; counter; i++)</text:span></text:p>
      <text:p text:style-name="P28"><text:span text:style-name="T178"><text:tab/><text:tab/>{</text:span></text:p>
      <text:p text:style-name="P28"><text:span text:style-name="T178"><text:tab/><text:tab/><text:tab/>if (i != k)</text:span></text:p>
      <text:p text:style-name="P28"><text:span text:style-name="T178"><text:tab/><text:tab/><text:tab/>{</text:span></text:p>
      <text:p text:style-name="P28"><text:span text:style-name="T178"><text:tab/><text:tab/><text:tab/><text:tab/>if (m[k][i].home == m[k][i].away)</text:span></text:p>
      <text:p text:style-name="P28"><text:span text:style-name="T178"><text:tab/><text:tab/><text:tab/><text:tab/>{</text:span></text:p>
      <text:p text:style-name="P28"><text:span text:style-name="T178"><text:tab/><text:tab/><text:tab/><text:tab/><text:tab/>tochki[k] = tochki[k] + 1;</text:span></text:p>
      <text:p text:style-name="P28"><text:span text:style-name="T178"><text:tab/><text:tab/><text:tab/><text:tab/><text:tab/>tochki[i] = tochki[i] + 1;</text:span></text:p>
      <text:p text:style-name="P28"><text:span text:style-name="T178"><text:tab/><text:tab/><text:tab/><text:tab/>}</text:span></text:p>
      <text:p text:style-name="P28"><text:span text:style-name="T178"><text:tab/><text:tab/><text:tab/><text:tab/>if (m[k][i].home &gt; m[k][i].away)</text:span></text:p>
      <text:p text:style-name="P28"><text:span text:style-name="T178"><text:tab/><text:tab/><text:tab/><text:tab/>{</text:span></text:p>
      <text:p text:style-name="P28"><text:span text:style-name="T178"><text:tab/><text:tab/><text:tab/><text:tab/><text:tab/>tochki[k] = tochki[k] + 3;</text:span></text:p>
      <text:p text:style-name="P28"><text:span text:style-name="T178"><text:tab/><text:tab/><text:tab/><text:tab/>}</text:span></text:p>
      <text:p text:style-name="P28"><text:span text:style-name="T178"><text:tab/><text:tab/><text:tab/><text:tab/>if (m[k][i].home &lt; m[k][i].away)</text:span></text:p>
      <text:p text:style-name="P28"><text:span text:style-name="T178"><text:tab/><text:tab/><text:tab/><text:tab/>{</text:span></text:p>
      <text:p text:style-name="P28"><text:span text:style-name="T178"><text:tab/><text:tab/><text:tab/><text:tab/><text:tab/>tochki[i] = tochki[i] + 3;</text:span></text:p>
      <text:p text:style-name="P28"><text:span text:style-name="T178"><text:tab/><text:tab/><text:tab/><text:tab/>}</text:span></text:p>
      <text:p text:style-name="P28"><text:span text:style-name="T179"/></text:p>
      <text:p text:style-name="P28"><text:span text:style-name="T180"><text:tab/><text:tab/><text:tab/>}</text:span></text:p>
      <text:p text:style-name="P28"><text:span text:style-name="T180"><text:tab/><text:tab/>}</text:span></text:p>
      <text:p text:style-name="P28"><text:span text:style-name="T180"><text:tab/>}</text:span></text:p>
      <text:p text:style-name="P28"><text:span text:style-name="T181"/></text:p>
      <text:p text:style-name="P28"><text:span text:style-name="T182"><text:tab/>for (int k = counter; k &gt; 1; k--)</text:span></text:p>
      <text:p text:style-name="P28"><text:span text:style-name="T182"><text:tab/>{</text:span></text:p>
      <text:p text:style-name="P28"><text:span text:style-name="T182"><text:tab/><text:tab/>for (int i = 0; i &lt; k - 1; i++)</text:span></text:p>
      <text:p text:style-name="P28"><text:span text:style-name="T182"><text:tab/><text:tab/><text:tab/>if (tochki[i] &lt; tochki[i + 1])</text:span></text:p>
      <text:p text:style-name="P28"><text:span text:style-name="T182"><text:tab/><text:tab/><text:tab/>{</text:span></text:p>
      <text:p text:style-name="P28"><text:span text:style-name="T182"><text:tab/><text:tab/><text:tab/><text:tab/>buff = o1[i];</text:span></text:p>
      <text:p text:style-name="P28"><text:span text:style-name="T182"><text:tab/><text:tab/><text:tab/><text:tab/>o1[i] = o1[i + 1];</text:span></text:p>
      <text:p text:style-name="P28"><text:span text:style-name="T182"><text:tab/><text:tab/><text:tab/><text:tab/>o1[i + 1] = buff;</text:span></text:p>
      <text:p text:style-name="P28"><text:span text:style-name="T182"><text:tab/><text:tab/><text:tab/><text:tab/>buffer = tochki[i];</text:span></text:p>
      <text:p text:style-name="P28"><text:span text:style-name="T182"><text:tab/><text:tab/><text:tab/><text:tab/>tochki[i] = tochki[i + 1];</text:span></text:p>
      <text:p text:style-name="P28"><text:span text:style-name="T182"><text:tab/><text:tab/><text:tab/><text:tab/>tochki[i + 1] = buffer;</text:span></text:p>
      <text:p text:style-name="P28"><text:span text:style-name="T182"><text:tab/><text:tab/><text:tab/>}</text:span></text:p>
      <text:p text:style-name="P28"><text:span text:style-name="T182"><text:tab/>}</text:span></text:p>
      <text:p text:style-name="P28"><text:span text:style-name="T182"><text:tab/>for (int i = 0; i &lt; counter; i++)</text:span></text:p>
      <text:p text:style-name="P28"><text:span text:style-name="T182"><text:tab/><text:tab/>cout &lt;&lt; endl &lt;&lt; "Otbor: " &lt;&lt; o1[i].ime &lt;&lt; endl &lt;&lt; "Sus: " &lt;&lt; tochki[i] &lt;&lt; " tochki" &lt;&lt; endl;</text:span></text:p>
      <text:p text:style-name="P28"><text:span text:style-name="T182">}</text:span></text:p>
      <text:p text:style-name="P28"><text:span text:style-name="T183"/></text:p>
      <text:p text:style-name="P28"><text:span text:style-name="T184">void Izvejdane_Max_Popadeniq(otbor o[], match m[N][N], int counter)</text:span></text:p>
      <text:p text:style-name="P28"><text:span text:style-name="T184">{</text:span></text:p>
      <text:p text:style-name="P28"><text:span text:style-name="T184"><text:tab/>int golove[N];</text:span></text:p>
      <text:p text:style-name="P28"><text:span text:style-name="T184"><text:tab/>int buffer;</text:span></text:p>
      <text:p text:style-name="P28"><text:span text:style-name="T184"><text:tab/>for (int i = 0; i &lt; counter; i++)</text:span></text:p>
      <text:p text:style-name="P28"><text:span text:style-name="T184"><text:tab/>{</text:span></text:p>
      <text:p text:style-name="P28"><text:span text:style-name="T184"><text:tab/><text:tab/>golove[i] = 0;</text:span></text:p>
      <text:p text:style-name="P28"><text:span text:style-name="T184"><text:tab/>}</text:span></text:p>
      <text:p text:style-name="P28"><text:span text:style-name="T184"><text:tab/>otbor o1[N];</text:span></text:p>
      <text:p text:style-name="P28"><text:span text:style-name="T184"><text:tab/>Izkopirane_Otbori(o, counter, o1);</text:span></text:p>
      <text:p text:style-name="P28"><text:span text:style-name="T184"><text:tab/>otbor buff;</text:span></text:p>
      <text:p text:style-name="P28"><text:span text:style-name="T184"><text:tab/>//Sabira popadeniqta na vseki otbor</text:span></text:p>
      <text:p text:style-name="P28"><text:span text:style-name="T184"><text:tab/>for (int k = 0; k &lt; counter; k++)</text:span></text:p>
      <text:p text:style-name="P28"><text:span text:style-name="T184"><text:tab/>{</text:span></text:p>
      <text:p text:style-name="P28"><text:span text:style-name="T184"><text:tab/><text:tab/>for (int i = 0; i &lt; counter; i++)</text:span></text:p>
      <text:p text:style-name="P28"><text:span text:style-name="T184"><text:tab/><text:tab/>{</text:span></text:p>
      <text:p text:style-name="P28"><text:span text:style-name="T184"><text:tab/><text:tab/><text:tab/>if (i != k)</text:span></text:p>
      <text:p text:style-name="P28"><text:span text:style-name="T184"><text:tab/><text:tab/><text:tab/>{</text:span></text:p>
      <text:p text:style-name="P28"><text:span text:style-name="T184"><text:tab/><text:tab/><text:tab/><text:tab/>golove[k] = golove[k] + m[k][i].home;</text:span></text:p>
      <text:p text:style-name="P28"><text:span text:style-name="T184"><text:tab/><text:tab/><text:tab/><text:tab/>golove[i] = golove[i] + m[k][i].away;</text:span></text:p>
      <text:p text:style-name="P28"><text:span text:style-name="T184"><text:tab/><text:tab/><text:tab/>}</text:span></text:p>
      <text:p text:style-name="P28"><text:span text:style-name="T184"><text:tab/><text:tab/>}</text:span></text:p>
      <text:p text:style-name="P28"><text:span text:style-name="T185"/></text:p>
      <text:p text:style-name="P28"><text:span text:style-name="T186"><text:tab/>}</text:span></text:p>
      <text:p text:style-name="P28"><text:span text:style-name="T186"><text:tab/>for (int k = counter; k &gt; 1; k--)</text:span></text:p>
      <text:p text:style-name="P28"><text:span text:style-name="T186"><text:tab/>{</text:span></text:p>
      <text:p text:style-name="P28"><text:span text:style-name="T186"><text:tab/><text:tab/>for (int i = 0; i &lt; counter; i++)</text:span></text:p>
      <text:p text:style-name="P28"><text:span text:style-name="T186"><text:tab/><text:tab/>{</text:span></text:p>
      <text:p text:style-name="P28"><text:span text:style-name="T186"><text:tab/><text:tab/><text:tab/>if (golove[i] &lt; golove[i + 1])</text:span></text:p>
      <text:p text:style-name="P28"><text:span text:style-name="T186"><text:tab/><text:tab/><text:tab/>{</text:span></text:p>
      <text:p text:style-name="P28"><text:span text:style-name="T186"><text:tab/><text:tab/><text:tab/><text:tab/>buffer = golove[i];</text:span></text:p>
      <text:p text:style-name="P28"><text:span text:style-name="T186"><text:tab/><text:tab/><text:tab/><text:tab/>golove[i] = golove[i + 1];</text:span></text:p>
      <text:p text:style-name="P28"><text:span text:style-name="T186"><text:tab/><text:tab/><text:tab/><text:tab/>golove[i + 1] = buffer;</text:span></text:p>
      <text:p text:style-name="P28"><text:span text:style-name="T186"><text:tab/><text:tab/><text:tab/><text:tab/>buff = o1[i];</text:span></text:p>
      <text:p text:style-name="P28"><text:span text:style-name="T186"><text:tab/><text:tab/><text:tab/><text:tab/>o1[i] = o1[i + 1];</text:span></text:p>
      <text:p text:style-name="P28"><text:span text:style-name="T186"><text:tab/><text:tab/><text:tab/><text:tab/>o1[i + 1] = buff;</text:span></text:p>
      <text:p text:style-name="P28"><text:span text:style-name="T186"><text:tab/><text:tab/><text:tab/>}</text:span></text:p>
      <text:p text:style-name="P28"><text:span text:style-name="T186"><text:tab/><text:tab/>}</text:span></text:p>
      <text:p text:style-name="P28"><text:span text:style-name="T186"><text:tab/>}</text:span></text:p>
      <text:p text:style-name="P28"><text:span text:style-name="T186"><text:tab/>cout &lt;&lt;"Otbora s: "&lt;&lt;golove[0]&lt;&lt;" Vkarani popadeniq e: "&lt;&lt;o1[0].ime&lt;&lt;endl;</text:span></text:p>
      <text:p text:style-name="P28"><text:span text:style-name="T186">}</text:span></text:p>
      <text:p text:style-name="P28"><text:span text:style-name="T186">void Izvejdane_Max_Razlika(otbor o[], match m[N][N], int counter)</text:span></text:p>
      <text:p text:style-name="P28"><text:span text:style-name="T186">{</text:span></text:p>
      <text:p text:style-name="P28"><text:span text:style-name="T186"><text:tab/>int razlika[N];</text:span></text:p>
      <text:p text:style-name="P28"><text:span text:style-name="T186"><text:tab/>int buffer;</text:span></text:p>
      <text:p text:style-name="P28"><text:span text:style-name="T186">for (int i = 0; i &lt; counter; i++)</text:span></text:p>
      <text:p text:style-name="P28"><text:span text:style-name="T186"><text:tab/>{</text:span></text:p>
      <text:p text:style-name="P28"><text:span text:style-name="T186"><text:tab/><text:tab/>razlika[i] = 0;</text:span></text:p>
      <text:p text:style-name="P28"><text:span text:style-name="T186"><text:tab/>}</text:span></text:p>
      <text:p text:style-name="P28"><text:span text:style-name="T186"><text:tab/>otbor o1[N];</text:span></text:p>
      <text:p text:style-name="P28"><text:span text:style-name="T186"><text:tab/>Izkopirane_Otbori(o, counter, o1);</text:span></text:p>
      <text:p text:style-name="P28"><text:span text:style-name="T186"><text:tab/>otbor buff;</text:span></text:p>
      <text:p text:style-name="P28"><text:span text:style-name="T186"><text:tab/>for (int k = 0; k &lt; counter; k++)</text:span></text:p>
      <text:p text:style-name="P28"><text:span text:style-name="T186"><text:tab/>{</text:span></text:p>
      <text:p text:style-name="P28"><text:span text:style-name="T186"><text:tab/><text:tab/>for (int i = 0; i &lt; counter; i++)</text:span></text:p>
      <text:p text:style-name="P28"><text:span text:style-name="T186"><text:tab/><text:tab/>{</text:span></text:p>
      <text:p text:style-name="P28"><text:span text:style-name="T186"><text:tab/><text:tab/><text:tab/>if (i != k)</text:span></text:p>
      <text:p text:style-name="P28"><text:span text:style-name="T186"><text:tab/><text:tab/><text:tab/>{</text:span></text:p>
      <text:p text:style-name="P28"><text:span text:style-name="T186"><text:tab/><text:tab/><text:tab/><text:tab/>razlika[k] = razlika[k] + (m[k][i].home - m[k][i].away);</text:span></text:p>
      <text:p text:style-name="P28"><text:span text:style-name="T186"><text:tab/><text:tab/><text:tab/><text:tab/>razlika[i] = razlika[i] - (m[k][i].home - m[k][i].away);</text:span></text:p>
      <text:p text:style-name="P28"><text:span text:style-name="T186"><text:tab/><text:tab/><text:tab/>}</text:span></text:p>
      <text:p text:style-name="P28"><text:span text:style-name="T186"><text:tab/><text:tab/>}</text:span></text:p>
      <text:p text:style-name="P28"><text:span text:style-name="T186"><text:tab/>}</text:span></text:p>
      <text:p text:style-name="P28"><text:span text:style-name="T186"><text:tab/>for (int k = counter; k &gt; 1; k--)</text:span></text:p>
      <text:p text:style-name="P28"><text:span text:style-name="T186"><text:tab/>{</text:span></text:p>
      <text:p text:style-name="P28"><text:span text:style-name="T186"><text:tab/><text:tab/>for (int i = 0; i &lt; counter; i++)</text:span></text:p>
      <text:p text:style-name="P28"><text:span text:style-name="T186"><text:tab/><text:tab/>{</text:span></text:p>
      <text:p text:style-name="P28"><text:span text:style-name="T186"><text:tab/><text:tab/><text:tab/>if (razlika[i] &lt; razlika[i + 1])</text:span></text:p>
      <text:p text:style-name="P28"><text:span text:style-name="T186"><text:tab/><text:tab/><text:tab/>{</text:span></text:p>
      <text:p text:style-name="P28"><text:span text:style-name="T186"><text:tab/><text:tab/><text:tab/><text:tab/>buffer = razlika[i];</text:span></text:p>
      <text:p text:style-name="P28"><text:span text:style-name="T186"><text:tab/><text:tab/><text:tab/><text:tab/>razlika[i] = razlika[i + 1];</text:span></text:p>
      <text:p text:style-name="P28"><text:span text:style-name="T186"><text:tab/><text:tab/><text:tab/><text:tab/>razlika[i + 1] = buffer;</text:span></text:p>
      <text:p text:style-name="P28"><text:span text:style-name="T186"><text:tab/><text:tab/><text:tab/><text:tab/>buff = o1[i];</text:span></text:p>
      <text:p text:style-name="P28"><text:span text:style-name="T186"><text:tab/><text:tab/><text:tab/><text:tab/>o1[i] = o1[i + 1];</text:span></text:p>
      <text:p text:style-name="P28"><text:span text:style-name="T186"><text:tab/><text:tab/><text:tab/><text:tab/>o1[i + 1] = buff;</text:span></text:p>
      <text:p text:style-name="P28"><text:span text:style-name="T186"><text:tab/><text:tab/><text:tab/>}</text:span></text:p>
      <text:p text:style-name="P28"><text:span text:style-name="T186"><text:tab/><text:tab/>}</text:span></text:p>
      <text:p text:style-name="P28"><text:span text:style-name="T186"><text:tab/>}</text:span></text:p>
      <text:p text:style-name="P28"><text:span text:style-name="T186"><text:tab/>cout &lt;&lt; "Nai-dobra golova razlika:<text:s text:c="2"/>" &lt;&lt; razlika[0] &lt;&lt; " ima otbora: " &lt;&lt; o1[0].ime&lt;&lt;endl;</text:span></text:p>
      <text:p text:style-name="P28"><text:span text:style-name="T186">}</text:span></text:p>
      <text:p text:style-name="P28"><text:span text:style-name="T186">void Save(otbor o[], match m[N][N], int counter)</text:span></text:p>
      <text:p text:style-name="P28"><text:span text:style-name="T186">{</text:span></text:p>
      <text:p text:style-name="P28"><text:span text:style-name="T186"><text:tab/>fstream save;</text:span></text:p>
      <text:p text:style-name="P28"><text:span text:style-name="T186"><text:tab/>save.open("zapazvane.dat", ios::binary | ios::out | ios::trunc);</text:span></text:p>
      <text:p text:style-name="P28"><text:span text:style-name="T186"><text:tab/>int k = 0;</text:span></text:p>
      <text:p text:style-name="P28"><text:span text:style-name="T186"><text:tab/>int i = 0;</text:span></text:p>
      <text:p text:style-name="P28"><text:span text:style-name="T186"><text:tab/>if (save.fail())</text:span></text:p>
      <text:p text:style-name="P28"><text:span text:style-name="T186"><text:tab/>{</text:span></text:p>
      <text:p text:style-name="P28"><text:span text:style-name="T186"><text:tab/><text:tab/>cout &lt;&lt; "Faila ne moje da se otvori" &lt;&lt; endl;</text:span></text:p>
      <text:p text:style-name="P28"><text:span text:style-name="T186"><text:tab/><text:tab/>system("pause");</text:span></text:p>
      <text:p text:style-name="P28"><text:span text:style-name="T186"><text:tab/>}</text:span></text:p>
      <text:p text:style-name="P28"><text:span text:style-name="T186"><text:tab/>for (int i = 0; i &lt; counter; i++)</text:span></text:p>
      <text:p text:style-name="P28"><text:span text:style-name="T186"><text:tab/>{</text:span></text:p>
      <text:p text:style-name="P28"><text:span text:style-name="T186"><text:tab/><text:tab/>save &lt;&lt; "Imena i godini na otborite: "&lt;&lt;endl &lt;&lt; o[i].ime &lt;&lt; endl &lt;&lt; o[i].godina&lt;&lt;endl;</text:span></text:p>
      <text:p text:style-name="P28"><text:span text:style-name="T186"><text:tab/>}</text:span></text:p>
      <text:p text:style-name="P28"><text:span text:style-name="T186"><text:tab/>save &lt;&lt;endl&lt;&lt; "Matchove ot turnira:"&lt;&lt;endl;</text:span></text:p>
      <text:p text:style-name="P28"><text:span text:style-name="T186"><text:tab/>for (int k = 0; k &lt; counter; k++)</text:span></text:p>
      <text:p text:style-name="P28"><text:span text:style-name="T186"><text:tab/>{</text:span></text:p>
      <text:p text:style-name="P28"><text:span text:style-name="T186"><text:tab/><text:tab/>for (int i = 0; i &lt; counter; i++)</text:span></text:p>
      <text:p text:style-name="P28"><text:span text:style-name="T186"><text:tab/><text:tab/>{</text:span></text:p>
      <text:p text:style-name="P28"><text:span text:style-name="T186"><text:tab/><text:tab/><text:tab/>if (k != i)</text:span></text:p>
      <text:p text:style-name="P28"><text:span text:style-name="T186"><text:tab/><text:tab/><text:tab/>{</text:span></text:p>
      <text:p text:style-name="P28"><text:span text:style-name="T186"><text:tab/><text:tab/><text:tab/><text:tab/>save &lt;&lt; "Rezultata ot macha e: " &lt;&lt; o[k].ime &lt;&lt; " " &lt;&lt; m[k][i].home &lt;&lt; " - " &lt;&lt; m[k][i].away &lt;&lt; " " &lt;&lt; o[i].ime &lt;&lt; endl;</text:span></text:p>
      <text:p text:style-name="P28"><text:span text:style-name="T186"><text:tab/><text:tab/><text:tab/>}</text:span></text:p>
      <text:p text:style-name="P28"><text:span text:style-name="T186"><text:tab/><text:tab/>}</text:span></text:p>
      <text:p text:style-name="P28"><text:span text:style-name="T186"><text:tab/>}</text:span></text:p>
      <text:p text:style-name="P28"><text:span text:style-name="T186"><text:tab/>save.close();</text:span></text:p>
      <text:p text:style-name="P28"><text:span text:style-name="T186">}</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